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D1000025270000522C5FD20D9B.svm"/>
  <manifest:file-entry manifest:media-type="" manifest:full-path="Pictures/20000537000023B7000036376BEAFE43.svm"/>
  <manifest:file-entry manifest:media-type="" manifest:full-path="Pictures/200000F80000179100000CC05761AEB7.svm"/>
  <manifest:file-entry manifest:media-type="" manifest:full-path="Pictures/2000028A000020FF0000169228A4DCF7.svm"/>
  <manifest:file-entry manifest:media-type="" manifest:full-path="Pictures/2000033900001AAB000016D646819C2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Text_20_body">
      <style:paragraph-properties fo:margin-top="0cm" fo:margin-bottom="0.212cm"/>
    </style:style>
    <style:style style:name="P11"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17"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18"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20"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21"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22"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2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24"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2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26"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27"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28"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29"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30"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32"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33"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4"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35"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36"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7"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8"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39"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left="0.889cm" fo:margin-right="0cm" fo:text-indent="-0.661cm" style:auto-text-indent="false">
        <style:tab-stops/>
      </style:paragraph-properties>
    </style:style>
    <style:style style:name="P41"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42"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ext_20_body">
      <style:paragraph-properties fo:margin-left="1.245cm" fo:margin-right="0cm" fo:margin-top="0cm" fo:margin-bottom="0cm" fo:text-indent="0cm" style:auto-text-indent="false" style:shadow="none"/>
      <style:text-properties style:font-name="Courier New" fo:font-style="normal" style:font-style-asian="normal" style:font-style-complex="normal"/>
    </style:style>
    <style:style style:name="P44" style:family="paragraph" style:parent-style-name="Standard" style:master-page-name="">
      <style:paragraph-properties fo:keep-together="always" style:shadow="none" fo:keep-with-next="always"/>
      <style:text-properties style:font-name="Arial" fo:font-style="italic" style:font-style-asian="italic" style:font-style-complex="italic"/>
    </style:style>
    <style:style style:name="P45" style:family="paragraph" style:parent-style-name="Standard" style:master-page-name="">
      <style:paragraph-properties fo:keep-together="always" fo:keep-with-next="always"/>
      <style:text-properties style:font-name="Arial" fo:font-style="italic" style:font-style-asian="italic" style:font-style-complex="italic"/>
    </style:style>
    <style:style style:name="P46"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fo:font-style="normal" style:font-style-asian="normal" style:font-style-complex="normal"/>
    </style:style>
    <style:style style:name="P52" style:family="paragraph" style:parent-style-name="Heading_20_1" style:master-page-name="">
      <style:paragraph-properties fo:break-before="page"/>
    </style:style>
    <style:style style:name="P53" style:family="paragraph" style:parent-style-name="Heading_20_1" style:master-page-name="">
      <style:paragraph-properties fo:break-before="pag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style style:name="P57" style:family="paragraph" style:parent-style-name="Heading_20_2"/>
    <style:style style:name="P58"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style style:name="P59" style:family="paragraph" style:parent-style-name="Property" style:master-page-name="">
      <style:paragraph-properties fo:margin-top="0cm" fo:margin-bottom="0.3cm" fo:keep-together="always" style:shadow="none">
        <style:tab-stops/>
      </style:paragraph-properties>
    </style:style>
    <style:style style:name="P60" style:family="paragraph" style:parent-style-name="Property" style:master-page-name="">
      <style:paragraph-properties fo:margin-top="0cm" fo:margin-bottom="0.3cm" fo:keep-together="always" style:shadow="none">
        <style:tab-stops/>
      </style:paragraph-properties>
    </style:style>
    <style:style style:name="P61" style:family="paragraph" style:parent-style-name="Property" style:master-page-name="">
      <style:paragraph-properties fo:margin-top="0cm" fo:margin-bottom="0.3cm" fo:keep-together="always" style:shadow="none">
        <style:tab-stops/>
      </style:paragraph-properties>
    </style:style>
    <style:style style:name="P62"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63" style:family="paragraph" style:parent-style-name="Property" style:master-page-name="">
      <style:paragraph-properties fo:margin-left="1.266cm" fo:margin-right="0cm" fo:margin-top="0cm" fo:margin-bottom="0.3cm" fo:keep-together="always" fo:text-indent="-1.266cm" style:auto-text-indent="false" style:shadow="none">
        <style:tab-stops/>
      </style:paragraph-properties>
    </style:style>
    <style:style style:name="P64" style:family="paragraph" style:parent-style-name="Text_20_body">
      <style:text-properties fo:font-style="normal" style:font-style-asian="normal" style:font-style-complex="normal"/>
    </style:style>
    <style:style style:name="P65" style:family="paragraph" style:parent-style-name="Text_20_body">
      <style:paragraph-properties fo:text-align="center" style:justify-single-word="false"/>
      <style:text-properties fo:font-style="normal" style:font-style-asian="normal" style:font-style-complex="normal"/>
    </style:style>
    <style:style style:name="P66" style:family="paragraph" style:parent-style-name="Text_20_body">
      <style:paragraph-properties fo:text-align="center" style:justify-single-word="false"/>
      <style:text-properties fo:font-style="normal" style:font-style-asian="normal" style:font-style-complex="normal"/>
    </style:style>
    <style:style style:name="P67" style:family="paragraph" style:parent-style-name="Text_20_body">
      <style:text-properties fo:font-style="normal" fo:font-weight="bold" style:font-style-asian="normal" style:font-weight-asian="bold" style:font-style-complex="normal" style:font-weight-complex="bold"/>
    </style:style>
    <style:style style:name="P68" style:family="paragraph" style:parent-style-name="Text_20_body">
      <style:paragraph-properties fo:text-align="start" style:justify-single-word="false"/>
    </style:style>
    <style:style style:name="P69" style:family="paragraph" style:parent-style-name="Text_20_body">
      <style:paragraph-properties fo:text-align="center" style:justify-single-word="false"/>
    </style:style>
    <style:style style:name="P70" style:family="paragraph" style:parent-style-name="Text_20_body"/>
    <style:style style:name="P71" style:family="paragraph" style:parent-style-name="Text_20_body">
      <style:paragraph-properties fo:text-align="start" style:justify-single-word="false"/>
      <style:text-properties style:font-name="Courier New" fo:font-style="normal" style:font-name-asian="Symbol" style:font-style-asian="normal" style:font-name-complex="Symbol" style:font-style-complex="normal"/>
    </style:style>
    <style:style style:name="P72" style:family="paragraph" style:parent-style-name="Text_20_body"/>
    <style:style style:name="P7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5"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6"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7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9"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87" style:family="paragraph" style:parent-style-name="Text_20_body" style:master-page-name="">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88" style:family="paragraph" style:parent-style-name="Text_20_body" style:master-page-name="">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89"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90"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91"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4"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6"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97"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98"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99"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100"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10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style>
    <style:style style:name="P102" style:family="paragraph" style:parent-style-name="Text_20_body" style:master-page-name="">
      <style:paragraph-properties fo:margin-top="0cm" fo:margin-bottom="0cm">
        <style:tab-stops>
          <style:tab-stop style:position="0.494cm"/>
          <style:tab-stop style:position="0.988cm"/>
          <style:tab-stop style:position="1.464cm"/>
          <style:tab-stop style:position="1.94cm"/>
        </style:tab-stops>
      </style:paragraph-properties>
    </style:style>
    <style:style style:name="P103" style:family="paragraph" style:parent-style-name="Text_20_body">
      <style:paragraph-properties fo:margin-left="1.245cm" fo:margin-right="0cm" fo:margin-top="0cm" fo:margin-bottom="0cm" fo:text-indent="0cm" style:auto-text-indent="false" style:shadow="none"/>
    </style:style>
    <style:style style:name="P104" style:family="paragraph" style:parent-style-name="Text_20_body">
      <style:paragraph-properties fo:margin-top="0cm" fo:margin-bottom="0.212cm"/>
    </style:style>
    <style:style style:name="P105" style:family="paragraph" style:parent-style-name="Text_20_body">
      <style:paragraph-properties fo:margin-top="0cm" fo:margin-bottom="0.212cm" fo:text-align="start" style:justify-single-word="false"/>
      <style:text-properties style:font-name="Times New Roman" style:font-name-asian="Symbol" style:font-name-complex="Symbol"/>
    </style:style>
    <style:style style:name="P106" style:family="paragraph" style:parent-style-name="Text_20_body">
      <style:paragraph-properties fo:margin-left="0cm" fo:margin-right="0cm" fo:margin-top="0cm" fo:margin-bottom="0cm" fo:text-indent="2.808cm" style:auto-text-indent="false">
        <style:tab-stops>
          <style:tab-stop style:position="0.494cm"/>
          <style:tab-stop style:position="0.988cm"/>
          <style:tab-stop style:position="1.464cm"/>
          <style:tab-stop style:position="1.94cm"/>
        </style:tab-stops>
      </style:paragraph-properties>
    </style:style>
    <style:style style:name="P107" style:family="paragraph">
      <style:paragraph-properties fo:margin-left="0cm" fo:margin-right="0cm" fo:margin-top="0cm" fo:margin-bottom="0cm" fo:line-height="100%" text:enable-numbering="false" fo:text-indent="0cm"/>
    </style:style>
    <style:style style:name="P10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9" style:family="paragraph">
      <style:paragraph-properties fo:margin-left="0cm" fo:margin-right="0cm" fo:margin-top="0cm" fo:margin-bottom="0cm" fo:line-height="100%" fo:text-align="center" text:enable-numbering="false" fo:text-indent="0cm"/>
    </style:style>
    <style:style style:name="P1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0pt" fo:font-style="normal" style:font-name-asian="Symbol" style:font-style-asian="normal" style:font-name-complex="Symbol" style:font-style-complex="normal"/>
    </style:style>
    <style:style style:name="T11" style:family="text">
      <style:text-properties style:font-name="Symbol" fo:font-size="11pt" fo:font-style="normal" style:font-name-asian="Symbol" style:font-size-asian="11pt" style:font-style-asian="normal" style:font-name-complex="Symbol" style:font-size-complex="11pt" style:font-style-complex="normal"/>
    </style:style>
    <style:style style:name="T12" style:family="text">
      <style:text-properties style:font-name="Symbol"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italic" style:font-name-asian="Symbol" style:font-style-asian="italic" style:font-name-complex="Symbo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style:font-name="Times New Roman"/>
    </style:style>
    <style:style style:name="T18" style:family="text">
      <style:text-properties style:font-name="Times New Roman" fo:font-style="normal" style:font-name-asian="Symbol" style:font-style-asian="normal" style:font-name-complex="Symbol" style:font-style-complex="normal"/>
    </style:style>
    <style:style style:name="T19"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20"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tyle="italic" style:font-name-asian="Symbol" style:font-style-asian="italic" style:font-name-complex="Symbol" style:font-style-complex="italic"/>
    </style:style>
    <style:style style:name="T23"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4" style:family="text">
      <style:text-properties style:font-name="Times New Roman" fo:font-size="10pt" style:font-name-asian="Symbol" style:font-name-complex="Symbol"/>
    </style:style>
    <style:style style:name="T25" style:family="text">
      <style:text-properties style:font-name="Times New Roman" fo:font-size="10pt" fo:font-style="italic" style:font-name-asian="Symbol" style:font-style-asian="italic" style:font-name-complex="Symbol" style:font-style-complex="italic"/>
    </style:style>
    <style:style style:name="T26" style:family="text">
      <style:text-properties style:font-name="Times New Roman" fo:font-size="10pt" fo:font-style="normal" style:font-name-asian="Symbol" style:font-style-asian="normal" style:font-name-complex="Symbol" style:font-style-complex="normal"/>
    </style:style>
    <style:style style:name="T27" style:family="text">
      <style:text-properties style:font-name="Times New Roman" fo:font-weight="bold" style:font-name-asian="Symbol" style:font-weight-asian="bold" style:font-name-complex="Symbol" style:font-weight-complex="bold"/>
    </style:style>
    <style:style style:name="T28" style:family="text">
      <style:text-properties fo:font-style="normal"/>
    </style:style>
    <style:style style:name="T29" style:family="text">
      <style:text-properties fo:font-style="normal" style:font-style-asian="normal" style:font-style-complex="normal"/>
    </style:style>
    <style:style style:name="T30" style:family="text">
      <style:text-properties fo:font-style="normal" style:font-name-asian="Symbol" style:font-style-asian="normal" style:font-name-complex="Symbo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text-position="super 58%" style:font-name="Times New Roman" fo:font-style="italic" style:font-style-asian="italic" style:font-style-complex="italic"/>
    </style:style>
    <style:style style:name="T34" style:family="text">
      <style:text-properties style:font-name-asian="Symbol" style:font-name-complex="Symbol"/>
    </style:style>
    <style:style style:name="T35" style:family="text">
      <style:text-properties fo:font-size="9pt" fo:font-weight="bold" style:font-size-asian="9pt" style:font-weight-asian="bold" style:font-size-complex="9pt" style:font-weight-complex="bold"/>
    </style:style>
    <style:style style:name="T36" style:family="text">
      <style:text-properties fo:font-size="9pt" style:font-size-asian="9pt" style:font-size-complex="9pt"/>
    </style:style>
    <style:style style:name="T37" style:family="text">
      <style:text-properties fo:font-size="9pt" fo:font-style="italic" style:font-size-asian="9pt" style:font-style-asian="italic" style:font-size-complex="9pt" style:font-style-complex="italic"/>
    </style:style>
    <style:style style:name="T38" style:family="text">
      <style:text-properties fo:font-size="9pt" fo:font-style="normal" fo:font-weight="bold" style:font-size-asian="9pt" style:font-style-asian="normal" style:font-weight-asian="bold" style:font-size-complex="9pt" style:font-style-complex="normal" style:font-weight-complex="bold"/>
    </style:style>
    <style:style style:name="T39" style:family="text">
      <style:text-properties fo:font-size="9pt" fo:font-style="normal" style:font-size-asian="9pt" style:font-style-asian="normal" style:font-size-complex="9pt" style:font-style-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style:text-position="sub 58%" fo:font-style="italic" style:font-style-asian="italic" style:font-style-complex="italic"/>
    </style:style>
    <style:style style:name="T43" style:family="text">
      <style:text-properties style:text-position="sub 58%" fo:font-size="10pt" fo:font-style="italic" style:font-style-asian="italic" style:font-style-complex="italic"/>
    </style:style>
    <style:style style:name="T44" style:family="text">
      <style:text-properties fo:font-size="10pt" fo:font-style="normal" style:font-size-asian="9pt" style:font-style-asian="normal" style:font-size-complex="9pt" style:font-style-complex="normal"/>
    </style:style>
    <style:style style:name="T45" style:family="text">
      <style:text-properties fo:font-size="10pt" fo:font-style="italic" style:font-size-asian="9pt" style:font-style-asian="italic" style:font-size-complex="9pt" style:font-style-complex="italic"/>
    </style:style>
    <style:style style:name="T46" style:family="text">
      <style:text-properties style:text-position="sub 70%" fo:font-style="italic" style:font-style-asian="italic" style:font-style-complex="italic"/>
    </style:style>
    <style:style style:name="T47" style:family="text">
      <style:text-properties style:font-name="Courier New"/>
    </style:style>
    <style:style style:name="T48" style:family="text">
      <style:text-properties style:font-name="Courier New" fo:font-size="10pt" fo:font-style="normal" style:font-size-asian="10pt" style:font-style-asian="normal" style:font-size-complex="10pt" style:font-style-complex="normal"/>
    </style:style>
    <style:style style:name="T49" style:family="text">
      <style:text-properties style:font-name="Courier New" fo:font-style="normal" style:font-style-asian="normal" style:font-style-complex="normal"/>
    </style:style>
    <style:style style:name="T50" style:family="text">
      <style:text-properties style:font-name="Courier New" fo:font-style="normal" style:font-style-asian="normal" style:font-style-complex="normal"/>
    </style:style>
    <style:style style:name="T51" style:family="text">
      <style:text-properties style:font-name="Courier New" fo:font-style="normal" style:font-name-asian="Symbol" style:font-style-asian="normal" style:font-name-complex="Symbol" style:font-style-complex="normal"/>
    </style:style>
    <style:style style:name="T52" style:family="text">
      <style:text-properties style:font-style-asian="normal"/>
    </style:style>
    <style:style style:name="T53" style:family="text">
      <style:text-properties style:font-style-complex="normal"/>
    </style:style>
    <style:style style:name="T54" style:family="text">
      <style:text-properties style:font-name="Times New Roman" fo:font-style="italic" style:font-name-asian="Symbol" style:font-style-asian="italic" style:font-name-complex="Symbol" style:font-style-complex="italic"/>
    </style:style>
    <style:style style:name="T55" style:family="text">
      <style:text-properties style:font-name="Times New Roman" fo:font-style="normal" style:font-name-asian="Symbol" style:font-style-asian="normal" style:font-name-complex="Symbol" style:font-style-complex="normal"/>
    </style:style>
    <style:style style:name="T56"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0"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2"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4" style:family="text">
      <style:text-properties style:use-window-font-color="true" style:text-outline="false" style:text-line-through-style="none" style:font-name="Arial1" fo:font-size="10pt" fo:font-style="italic" fo:text-shadow="none" style:text-underline-style="none" fo:font-weight="bold"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6" style:family="text">
      <style:text-properties style:use-window-font-color="true" style:text-outline="false" style:text-line-through-style="none" style:font-name="Arial1" fo:font-size="18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7" style:family="text">
      <style:text-properties style:use-window-font-color="true" style:text-outline="false" style:text-line-through-style="none" style:font-name="Symbol"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8"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9"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02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7cm" fo:min-width="0.16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Dashed_20__28_var_29_" svg:stroke-width="0.101cm" svg:stroke-color="#000000" draw:marker-start="" draw:marker-start-width="0.45cm" draw:marker-start-center="false" draw:marker-end="Symmetric_20_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7cm" fo:min-width="0.24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16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49cm" fo:min-width="0.24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Symmetric_20_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44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0.65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61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6cm" fo:min-width="0.57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RX – pattern matching</text:p>
      <text:p text:style-name="P3">Remo Dentato</text:p>
      <text:p text:style-name="P4">remo@dentato.it</text:p>
      <text:list text:style-name="Numbering_20_1">
        <text:list-item>
          <text:p text:style-name="Heading_20_1">Definitions</text:p>
        </text:list-item>
      </text:list>
      <text:p text:style-name="P68">An automaton is a quintuple <text:span text:style-name="T1"></text:span><text:span text:style-name="T2"> </text:span><text:span text:style-name="T13">, Q, I, F, </text:span><text:span text:style-name="T2">d</text:span><text:span text:style-name="T1"></text:span> <text:s/>where:</text:p>
      <text:list text:style-name="L1">
        <text:list-item>
          <text:p text:style-name="P78"><text:span text:style-name="T3"></text:span><text:span text:style-name="T18"> <text:s/>is a finite alphabet of symbols (characters).</text:span></text:p>
        </text:list-item>
        <text:list-item>
          <text:p text:style-name="P78"><text:span text:style-name="T13">Q</text:span> is the set of states,</text:p>
        </text:list-item>
        <text:list-item>
          <text:p text:style-name="P78"><text:span text:style-name="T13">I</text:span> <text:span text:style-name="T1"></text:span> <text:span text:style-name="T13">Q </text:span><text:span text:style-name="T29">is </text:span>the set of initial states</text:p>
        </text:list-item>
        <text:list-item>
          <text:p text:style-name="P78"><text:span text:style-name="T13">F</text:span> <text:span text:style-name="T1"></text:span> <text:span text:style-name="T13">Q</text:span> <text:span text:style-name="T29">is </text:span>the set of final states </text:p>
        </text:list-item>
        <text:list-item>
          <text:p text:style-name="P78"><text:span text:style-name="T2">d</text:span> is a mapping (<text:span text:style-name="T13">Q </text:span><text:span text:style-name="T1"></text:span><text:span text:style-name="T2"></text:span><text:span text:style-name="T5"> </text:span><text:span text:style-name="T29">)</text:span><text:span text:style-name="T13"> </text:span><text:span text:style-name="T5"> </text:span><text:span text:style-name="T1">2</text:span><text:span text:style-name="T33">Q</text:span> such that<text:line-break/> <text:span text:style-name="T2">d(</text:span><text:span text:style-name="T21">x,a</text:span><text:span text:style-name="T1">) = {</text:span><text:span text:style-name="T21"> y</text:span><text:span text:style-name="T1"></text:span><text:span text:style-name="T21">Q</text:span><text:span text:style-name="T22"> | </text:span><text:span text:style-name="T3"> </text:span><text:span text:style-name="T18">transition from </text:span><text:span text:style-name="T22">x</text:span><text:span text:style-name="T18"> to </text:span><text:span text:style-name="T22">y</text:span><text:span text:style-name="T18"> with label </text:span><text:span text:style-name="T22">a </text:span><text:span text:style-name="T1">}</text:span></text:p>
        </text:list-item>
      </text:list>
      <text:p text:style-name="P105">Given an automaton, we will also use the following notations:</text:p>
      <text:list text:style-name="L1">
        <text:list-item text:start-value="1">
          <text:p text:style-name="P78"><text:span text:style-name="T3">: </text:span><text:span text:style-name="T18"><text:s/>used as a label for transition that may occur regardless the input symbol and without consuming the input.</text:span></text:p>
        </text:list-item>
        <text:list-item>
          <text:p text:style-name="P78"><text:span text:style-name="T1"></text:span><text:span text:style-name="T21">x,y,a</text:span><text:span text:style-name="T1"></text:span> : a <text:span text:style-name="T17">transition from state </text:span><text:span text:style-name="T21">x</text:span><text:span text:style-name="T17"> to state </text:span><text:span text:style-name="T21">y</text:span><text:span text:style-name="T17"> labelled with the symbol </text:span><text:span text:style-name="T21">a</text:span></text:p>
        </text:list-item>
        <text:list-item>
          <text:p text:style-name="P73"><text:span text:style-name="T1"></text:span>x,y,a,t<text:span text:style-name="T1"></text:span> :<text:span text:style-name="T29"> a transition from state </text:span>x<text:span text:style-name="T29"> to state </text:span>y<text:span text:style-name="T29"> labelled with the symbol </text:span>a<text:span text:style-name="T29"> and the tags in the set </text:span>t<text:span text:style-name="T29">.</text:span></text:p>
        </text:list-item>
        <text:list-item>
          <text:p text:style-name="P75"><text:span text:style-name="T13">E</text:span> = { <text:span text:style-name="T7"></text:span><text:span text:style-name="T14">x,y,a</text:span><text:span text:style-name="T7"> | </text:span><text:span text:style-name="T14">x </text:span><text:span text:style-name="T7"></text:span><text:span text:style-name="T14">Q,</text:span><text:span text:style-name="T3"></text:span><text:span text:style-name="T14"> a</text:span><text:span text:style-name="T3"></text:span><text:span text:style-name="T6"> </text:span><text:span text:style-name="T7"><text:s/> </text:span><text:span text:style-name="T14">y </text:span><text:span text:style-name="T7"></text:span><text:span text:style-name="T3">d(</text:span><text:span text:style-name="T14">x,a</text:span><text:span text:style-name="T7">) </text:span>} : the set of all transitions</text:p>
        </text:list-item>
        <text:list-item>
          <text:p text:style-name="P75"><text:span text:style-name="T13">E</text:span>(<text:span text:style-name="T13">x</text:span>) = { <text:span text:style-name="T7"></text:span><text:span text:style-name="T14">x,y,a</text:span><text:span text:style-name="T7"> </text:span><text:span text:style-name="T6"> E</text:span><text:span text:style-name="T7"> </text:span>} : the set of all transitions starting from <text:span text:style-name="T13">x</text:span>.</text:p>
        </text:list-item>
        <text:list-item>
          <text:p text:style-name="P75"><text:span text:style-name="T1">l</text:span>(<text:span text:style-name="T13">x</text:span>) = { <text:span text:style-name="T14">a</text:span><text:span text:style-name="T3"></text:span><text:span text:style-name="T6"></text:span> <text:s/>| <text:s/><text:span text:style-name="T14">x </text:span><text:span text:style-name="T7"></text:span><text:span text:style-name="T14">Q, </text:span><text:span text:style-name="T3"></text:span><text:span text:style-name="T6"> </text:span><text:span text:style-name="T3">d(</text:span><text:span text:style-name="T14">x,a</text:span><text:span text:style-name="T6">) </text:span><text:span text:style-name="T3"><text:s/>  <text:s/></text:span>} : the set of labels of transitions from state <text:span text:style-name="T13">x</text:span></text:p>
        </text:list-item>
        <text:list-item>
          <text:p text:style-name="P73"><text:span text:style-name="T29">the functions </text:span>from<text:span text:style-name="T29">, </text:span>to<text:span text:style-name="T29"> and </text:span>label<text:span text:style-name="T29"> defined as follows:<text:line-break/><text:tab/></text:span><text:span text:style-name="T2"></text:span>x,y,a<text:span text:style-name="T2"></text:span><text:span text:style-name="T29"> </text:span><text:span text:style-name="T3"> </text:span><text:span text:style-name="T7">E <text:s/></text:span><text:span text:style-name="T3"></text:span> from<text:span text:style-name="T29">(</text:span>t<text:span text:style-name="T29">) = </text:span>x<text:span text:style-name="T29"> </text:span><text:span text:style-name="T3"> </text:span><text:span text:style-name="T34">to</text:span><text:span text:style-name="T30">(</text:span><text:span text:style-name="T34">t</text:span><text:span text:style-name="T30">) = </text:span><text:span text:style-name="T34">y</text:span><text:span text:style-name="T30"> <text:s/></text:span><text:span text:style-name="T3"> </text:span><text:span text:style-name="T34">label</text:span><text:span text:style-name="T30">(</text:span><text:span text:style-name="T34">t</text:span><text:span text:style-name="T30">) = </text:span><text:span text:style-name="T34">a</text:span><text:span text:style-name="T30"> <text:line-break/></text:span></text:p>
        </text:list-item>
      </text:list>
      <text:p text:style-name="P68"><text:span text:style-name="T29">An </text:span><text:span text:style-name="T13">atom</text:span><text:span text:style-name="T29"> can be a symbol </text:span><text:span text:style-name="T13">a,b,c, ...</text:span><text:span text:style-name="T29"> </text:span><text:span text:style-name="T3">  </text:span><text:span text:style-name="T13"><text:s/></text:span><text:span text:style-name="T29">or set of symbols </text:span><text:span text:style-name="T13">[abc]</text:span><text:span text:style-name="T29">.</text:span></text:p>
      <text:p text:style-name="P71"/>
      <text:list text:style-name="Numbering_20_1" text:continue-numbering="true">
        <text:list-item>
          <text:p text:style-name="P52">Patterns syntax</text:p>
        </text:list-item>
      </text:list>
      <text:p text:style-name="P12">A <text:span text:style-name="T13">pattern</text:span> (or <text:span text:style-name="T13">expression</text:span>) is defined by the following BNF:</text:p>
      <text:p text:style-name="P43">&lt;expr&gt; <text:s text:c="4"/>::= &lt;term&gt;+</text:p>
      <text:p text:style-name="P43">&lt;term&gt; <text:s text:c="4"/>::= '(' &lt;expr&gt; &lt;alt&gt;* <text:s/>')' &lt;op&gt; |</text:p>
      <text:p text:style-name="P43"><text:s text:c="15"/>'\E' &lt;escaped&gt; | '\:' |</text:p>
      <text:p text:style-name="P43"><text:s text:c="15"/>&lt;special&gt; &lt;op&gt; |</text:p>
      <text:p text:style-name="P43"><text:s text:c="15"/>&lt;cclass&gt; &lt;op&gt;</text:p>
      <text:p text:style-name="P43">&lt;alt&gt; <text:s text:c="5"/>::= '|' &lt;expr&gt;</text:p>
      <text:p text:style-name="P43">&lt;special&gt; <text:s/>::= '\e' '\N' '\Q' '\I'</text:p>
      <text:p text:style-name="P43"/>
      <text:p text:style-name="P43">&lt;op&gt; <text:s text:c="6"/>::= '<text:span text:style-name="T49">+' | '-' | '*' | '?' | </text:span><text:span text:style-name="T11">e</text:span></text:p>
      <text:p text:style-name="P43">&lt;cclass&gt; <text:s text:c="2"/>::= '[' &lt;esc&gt;* ']' | &lt;escaped&gt;</text:p>
      <text:p text:style-name="P43">&lt;escaped&gt; <text:s/>::= '\x' &lt;hdigit&gt;? &lt;hdigit&gt;? |</text:p>
      <text:p text:style-name="P43"><text:s text:c="15"/>'\' &lt;odigit&gt; <text:span text:style-name="T49">&lt;odigit&gt;? &lt;odigit&gt;</text:span>? |</text:p>
      <text:p text:style-name="P43"><text:s text:c="15"/>'\.' | [^|*+<text:span text:style-name="T49">?()</text:span>-]</text:p>
      <text:p text:style-name="P103"><text:span text:style-name="T49">&lt;esc&gt; <text:s text:c="5"/>::= '\' &lt;anychar&gt; | [^\]]</text:span></text:p>
      <text:p text:style-name="Text_20_body"/>
      <text:p text:style-name="Text_20_body">The language described by these patterns it's not regular due to the special recognizer '\e' which will be discussed in section x. For the moment let's ignore it and let's proceed as we had to deal with regular expressions.</text:p>
      <text:list text:style-name="Numbering_20_1" text:continue-numbering="true">
        <text:list-item>
          <text:p text:style-name="P54">Building the NFA</text:p>
        </text:list-item>
      </text:list>
      <text:p text:style-name="P13">Let's start with basic expressions. <text:span text:style-name="T29">Figure </text:span><text:span text:style-name="T29"><text:sequence-ref text:reference-format="value" text:ref-name="refFigure0">1</text:sequence-ref></text:span><text:span text:style-name="T29"> shows how to build NFA from expressions made only by characters.</text:span></text:p>
      <text:p text:style-name="P13"/>
      <text:p text:style-name="P65"><draw:frame draw:style-name="fr3" draw:name="immagini1" text:anchor-type="paragraph" svg:width="8.886cm" svg:height="7.853cm" draw:z-index="10"><draw:image xlink:href="Pictures/2000033900001AAB000016D646819C27.svm" xlink:type="simple" xlink:show="embed" xlink:actuate="onLoad"/></draw:frame></text:p>
      <text:p text:style-name="P65"><text:span text:style-name="T35">Figure </text:span><text:span text:style-name="T35"><text:sequence text:ref-name="refFigure0" text:name="Figure" text:formula="ooow:Figure+1" style:num-format="1">1</text:sequence></text:span><text:span text:style-name="T36">: <text:s/></text:span><text:span text:style-name="T37">Basic NFA Construction</text:span></text:p>
      <text:p text:style-name="Standard"/>
      <text:p text:style-name="Text_20_body"><text:span text:style-name="T29">Note that alternation of characters “a|b” is handled labeling the arc with both characters. Using set of characters rather than a single character to label arcs, helps keeping the number of arcs low. For instance, an extended recognizer like '</text:span><text:span text:style-name="T49">\d</text:span><text:span text:style-name="T29">' is represented with a single arc rather than with ten!</text:span></text:p>
      <text:p text:style-name="Text_20_body"><text:span text:style-name="T29">Initial state is always numbered as 1, final states are represented with an </text:span><text:span text:style-name="T2">e</text:span><text:span text:style-name="T29">-transition to state 0 as shown in figure </text:span><text:span text:style-name="T29"><text:sequence-ref text:reference-format="value" text:ref-name="refFigure8">2</text:sequence-ref></text:span><text:span text:style-name="T29">. To keep diagrams simple sometimes the </text:span><text:span text:style-name="T2">e</text:span><text:span text:style-name="T29">-transition won't be drawn and the final state will be represented simply with a grey circle.</text:span></text:p>
      <text:p><text:span text:style-name="T29"/></text:p>
      <text:p><text:span text:style-name="T29"/></text:p>
      <text:p><draw:frame draw:style-name="fr3" draw:name="immagini2" text:anchor-type="paragraph" svg:width="6.033cm" svg:height="3.263cm" draw:z-index="11"><draw:image xlink:href="Pictures/200000F80000179100000CC05761AEB7.svm" xlink:type="simple" xlink:show="embed" xlink:actuate="onLoad"/></draw:frame><text:span text:style-name="T29"/></text:p>
      <text:p text:style-name="P65"><text:span text:style-name="T35">Figure </text:span><text:span text:style-name="T35"><text:sequence text:ref-name="refFigure8" text:name="Figure" text:formula="ooow:Figure+1" style:num-format="1">2</text:sequence></text:span><text:span text:style-name="T36">: <text:s/></text:span><text:span text:style-name="T37">Representation of final states</text:span></text:p>
      <text:p><text:span text:style-name="T29"/></text:p>
      <text:p text:style-name="Text_20_body"><text:span text:style-name="T29">The bold, dotted arrow labeled with X represent an arbitrary NFA.</text:span></text:p>
      <text:p><text:span text:style-name="T29"/></text:p>
      <text:p text:style-name="Text_20_body"><text:span text:style-name="T29">The basic NFA from figure </text:span><text:span text:style-name="T29"><text:sequence-ref text:reference-format="value" text:ref-name="refFigure0">1</text:sequence-ref></text:span><text:span text:style-name="T29"> are not enough to describe regular languages. For example the regular expressions “</text:span><text:span text:style-name="T49">(abb)+</text:span><text:span text:style-name="T29">” that defines strings like “abb”, “abbabb”, ..., “</text:span><text:span text:style-name="T49">abbabbabb</text:span><text:span text:style-name="T29">...” can't be represented with composition of those NFA.</text:span></text:p>
      <text:p text:style-name="Text_20_body"><text:span text:style-name="T29">Figure </text:span><text:span text:style-name="T29"><text:sequence-ref text:reference-format="value" text:ref-name="refFigure1">3</text:sequence-ref></text:span><text:span text:style-name="T29"> <text:s/>shows how to create NFA from patterns with parenthesis. This construction is similar to the classical Thompson's algorithm for constructing NFA from regular expressions but is has been modified to ensure proper propagation of the tagged transitions (more in section x).</text:span></text:p>
      <text:p text:style-name="P12"><draw:g text:anchor-type="as-char" svg:y="-7.001cm" draw:z-index="9" draw:style-name="gr10"><draw:frame draw:style-name="gr11" draw:text-style-name="P119" svg:width="0.743cm" svg:height="0.676cm" svg:x="3.803cm" svg:y="0cm"><draw:text-box><text:p text:style-name="P107"><text:span text:style-name="T64">X</text:span></text:p></draw:text-box></draw:frame><draw:custom-shape draw:style-name="gr5" draw:text-style-name="P120" draw:id="id21" svg:width="0.72cm" svg:height="0.761cm" svg:x="0cm" svg:y="0.24cm"><text:p text:style-name="P109"><text:span text:style-name="T65">1</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0.72cm" svg:y1="0.619cm" svg:x2="2.502cm" svg:y2="0.619cm" draw:start-shape="id21" draw:start-glue-point="10" draw:end-shape="id22" draw:end-glue-point="6"><text:p text:style-name="P109"><text:span text:style-name="T66"><text:s/></text:span></text:p></draw:connector><draw:custom-shape draw:style-name="gr5" draw:text-style-name="P120" draw:id="id22" svg:width="0.722cm" svg:height="0.761cm" svg:x="2.499cm" svg:y="0.24cm"><text:p text:style-name="P109"><text:span text:style-name="T65">2</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2" draw:text-style-name="P122" svg:width="0.955cm" svg:height="0.756cm" svg:x="1.115cm" svg:y="0cm"><draw:text-box><text:p text:style-name="P107"><text:span text:style-name="T67">e </text:span><text:span text:style-name="T68">/(</text:span></text:p></draw:text-box></draw:frame><draw:custom-shape draw:style-name="gr5" draw:text-style-name="P120" draw:id="id23" svg:width="0.722cm" svg:height="0.761cm" svg:x="5.279cm" svg:y="0.24cm"><text:p text:style-name="P109"><text:span text:style-name="T65">5</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0.619cm" svg:x2="7.783cm" svg:y2="0.619cm" draw:start-shape="id23" draw:start-glue-point="10" draw:end-shape="id24" draw:end-glue-point="6"><text:p text:style-name="P109"><text:span text:style-name="T66"><text:s/></text:span></text:p></draw:connector><draw:custom-shape draw:style-name="gr5" draw:text-style-name="P120" draw:id="id24" svg:width="0.72cm" svg:height="0.761cm" svg:x="7.781cm" svg:y="0.24cm"><text:p text:style-name="P109"><text:span text:style-name="T65">3</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3" draw:text-style-name="P122" svg:width="0.638cm" svg:height="0.676cm" svg:x="6.394cm" svg:y="0cm"><draw:text-box><text:p text:style-name="P107"><text:span text:style-name="T67">e</text:span></text:p></draw:text-box></draw:frame><draw:connector draw:style-name="gr14" draw:text-style-name="P121" draw:type="curve" svg:x1="3.221cm" svg:y1="0.619cm" svg:x2="5.281cm" svg:y2="0.619cm" draw:start-shape="id22" draw:start-glue-point="10" draw:end-shape="id23" draw:end-glue-point="3"><text:p text:style-name="P109"><text:span text:style-name="T66"><text:s/></text:span></text:p></draw:connector><draw:connector draw:style-name="gr3" draw:text-style-name="P121" draw:type="curve" svg:x1="8.5cm" svg:y1="0.619cm" svg:x2="10.282cm" svg:y2="0.619cm" draw:end-shape="id25" draw:end-glue-point="6"><text:p text:style-name="P109"><text:span text:style-name="T66"><text:s/></text:span></text:p></draw:connector><draw:custom-shape draw:style-name="gr5" draw:text-style-name="P120" draw:id="id25" svg:width="0.72cm" svg:height="0.761cm" svg:x="10.28cm" svg:y="0.24cm"><text:p text:style-name="P109"><text:span text:style-name="T65">4</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5" draw:text-style-name="P122" svg:width="1.061cm" svg:height="0.756cm" svg:x="8.894cm" svg:y="0cm"><draw:text-box><text:p text:style-name="P107"><text:span text:style-name="T67">e </text:span><text:span text:style-name="T68">/ )</text:span></text:p></draw:text-box></draw:frame><draw:frame draw:style-name="gr11" draw:text-style-name="P119" svg:width="0.743cm" svg:height="0.676cm" svg:x="3.764cm" svg:y="2.499cm"><draw:text-box><text:p text:style-name="P107"><text:span text:style-name="T64">X</text:span></text:p></draw:text-box></draw:frame><draw:custom-shape draw:style-name="gr5" draw:text-style-name="P120" draw:id="id26" svg:width="0.72cm" svg:height="0.761cm" svg:x="0cm" svg:y="3.739cm"><text:p text:style-name="P109"><text:span text:style-name="T65">1</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0.72cm" svg:y1="4.119cm" svg:x2="2.502cm" svg:y2="4.119cm" draw:start-shape="id26" draw:start-glue-point="10" draw:end-shape="id27" draw:end-glue-point="6"><text:p text:style-name="P109"><text:span text:style-name="T66"><text:s/></text:span></text:p></draw:connector><draw:custom-shape draw:style-name="gr5" draw:text-style-name="P120" draw:id="id27" svg:width="0.722cm" svg:height="0.761cm" svg:x="2.499cm" svg:y="3.739cm"><text:p text:style-name="P109"><text:span text:style-name="T65">2</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2" draw:text-style-name="P122" svg:width="0.955cm" svg:height="0.756cm" svg:x="1.115cm" svg:y="3.5cm"><draw:text-box><text:p text:style-name="P107"><text:span text:style-name="T67">e </text:span><text:span text:style-name="T68">/(</text:span></text:p></draw:text-box></draw:frame><draw:custom-shape draw:style-name="gr5" draw:text-style-name="P120" draw:id="id28" svg:width="0.722cm" svg:height="0.761cm" svg:x="5.279cm" svg:y="4.74cm"><text:p text:style-name="P109"><text:span text:style-name="T65">6</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5.121cm" svg:x2="8.141cm" svg:y2="4.5cm" draw:start-shape="id28" draw:start-glue-point="10" draw:end-shape="id29" draw:end-glue-point="8"><text:p text:style-name="P109"><text:span text:style-name="T66"><text:s/></text:span></text:p></draw:connector><draw:frame draw:style-name="gr13" draw:text-style-name="P122" svg:width="0.638cm" svg:height="0.676cm" svg:x="6.394cm" svg:y="4.5cm"><draw:text-box><text:p text:style-name="P107"><text:span text:style-name="T67">e</text:span></text:p></draw:text-box></draw:frame><draw:connector draw:style-name="gr14" draw:text-style-name="P121" draw:type="curve" svg:x1="2.859cm" svg:y1="4.5cm" svg:x2="5.281cm" svg:y2="5.121cm" draw:start-shape="id27" draw:start-glue-point="8" draw:end-shape="id28" draw:end-glue-point="3"><text:p text:style-name="P109"><text:span text:style-name="T66"><text:s/></text:span></text:p></draw:connector><draw:custom-shape draw:style-name="gr5" draw:text-style-name="P120" draw:id="id30" svg:width="0.722cm" svg:height="0.761cm" svg:x="5.279cm" svg:y="2.739cm"><text:p text:style-name="P109"><text:span text:style-name="T65">5</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3.119cm" svg:x2="8.141cm" svg:y2="3.742cm" draw:start-shape="id30" draw:start-glue-point="10" draw:end-shape="id29" draw:end-glue-point="4"><text:p text:style-name="P109"><text:span text:style-name="T66"><text:s/></text:span></text:p></draw:connector><draw:custom-shape draw:style-name="gr5" draw:text-style-name="P120" draw:id="id29" svg:width="0.72cm" svg:height="0.761cm" svg:x="7.781cm" svg:y="3.739cm"><text:p text:style-name="P109"><text:span text:style-name="T65">3</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3" draw:text-style-name="P122" svg:width="0.638cm" svg:height="0.676cm" svg:x="6.394cm" svg:y="2.499cm"><draw:text-box><text:p text:style-name="P107"><text:span text:style-name="T67">e</text:span></text:p></draw:text-box></draw:frame><draw:connector draw:style-name="gr3" draw:text-style-name="P121" draw:type="curve" svg:x1="8.5cm" svg:y1="4.119cm" svg:x2="10.282cm" svg:y2="4.119cm" draw:end-shape="id31" draw:end-glue-point="6"><text:p text:style-name="P109"><text:span text:style-name="T66"><text:s/></text:span></text:p></draw:connector><draw:custom-shape draw:style-name="gr5" draw:text-style-name="P120" draw:id="id31" svg:width="0.72cm" svg:height="0.761cm" svg:x="10.28cm" svg:y="3.739cm"><text:p text:style-name="P109"><text:span text:style-name="T65">4</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5" draw:text-style-name="P122" svg:width="1.061cm" svg:height="0.756cm" svg:x="8.894cm" svg:y="3.5cm"><draw:text-box><text:p text:style-name="P107"><text:span text:style-name="T67">e </text:span><text:span text:style-name="T68">/ )</text:span></text:p></draw:text-box></draw:frame><draw:connector draw:style-name="gr14" draw:text-style-name="P121" draw:type="curve" svg:x1="2.859cm" svg:y1="3.742cm" svg:x2="5.281cm" svg:y2="3.119cm" draw:start-shape="id27" draw:start-glue-point="4" draw:end-shape="id30" draw:end-glue-point="6"><text:p text:style-name="P109"><text:span text:style-name="T66"><text:s/></text:span></text:p></draw:connector><draw:frame draw:style-name="gr11" draw:text-style-name="P119" svg:width="0.743cm" svg:height="0.676cm" svg:x="3.764cm" svg:y="5.352cm"><draw:text-box><text:p text:style-name="P107"><text:span text:style-name="T64">Y</text:span></text:p></draw:text-box></draw:frame><draw:frame draw:style-name="gr11" draw:text-style-name="P119" svg:width="0.743cm" svg:height="0.676cm" svg:x="3.803cm" svg:y="7.999cm"><draw:text-box><text:p text:style-name="P107"><text:span text:style-name="T64">X</text:span></text:p></draw:text-box></draw:frame><draw:custom-shape draw:style-name="gr5" draw:text-style-name="P120" draw:id="id32" svg:width="0.72cm" svg:height="0.761cm" svg:x="0cm" svg:y="8.239cm"><text:p text:style-name="P109"><text:span text:style-name="T65">1</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0.72cm" svg:y1="8.618cm" svg:x2="2.502cm" svg:y2="8.618cm" draw:start-shape="id32" draw:start-glue-point="10" draw:end-shape="id33" draw:end-glue-point="6"><text:p text:style-name="P109"><text:span text:style-name="T66"><text:s/></text:span></text:p></draw:connector><draw:custom-shape draw:style-name="gr5" draw:text-style-name="P120" draw:id="id33" svg:width="0.722cm" svg:height="0.761cm" svg:x="2.499cm" svg:y="8.239cm"><text:p text:style-name="P109"><text:span text:style-name="T65">2</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6" draw:text-style-name="P122" svg:width="0.955cm" svg:height="0.756cm" svg:x="1.115cm" svg:y="7.999cm"><draw:text-box><text:p text:style-name="P107"><text:span text:style-name="T67">e </text:span><text:span text:style-name="T68">/(</text:span></text:p></draw:text-box></draw:frame><draw:custom-shape draw:style-name="gr5" draw:text-style-name="P120" draw:id="id34" svg:width="0.722cm" svg:height="0.761cm" svg:x="5.279cm" svg:y="8.239cm"><text:p text:style-name="P109"><text:span text:style-name="T65">5</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8.618cm" svg:x2="7.783cm" svg:y2="8.618cm" draw:start-shape="id34" draw:start-glue-point="10" draw:end-shape="id35" draw:end-glue-point="6"><text:p text:style-name="P109"><text:span text:style-name="T66"><text:s/></text:span></text:p></draw:connector><draw:custom-shape draw:style-name="gr5" draw:text-style-name="P120" draw:id="id35" svg:width="0.72cm" svg:height="0.761cm" svg:x="7.781cm" svg:y="8.239cm"><text:p text:style-name="P109"><text:span text:style-name="T65">3</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3" draw:text-style-name="P122" svg:width="0.638cm" svg:height="0.676cm" svg:x="6.394cm" svg:y="7.999cm"><draw:text-box><text:p text:style-name="P107"><text:span text:style-name="T67">e</text:span></text:p></draw:text-box></draw:frame><draw:connector draw:style-name="gr14" draw:text-style-name="P121" draw:type="curve" svg:x1="3.221cm" svg:y1="8.618cm" svg:x2="5.281cm" svg:y2="8.618cm" draw:start-shape="id33" draw:start-glue-point="10" draw:end-shape="id34" draw:end-glue-point="3"><text:p text:style-name="P109"><text:span text:style-name="T66"><text:s/></text:span></text:p></draw:connector><draw:connector draw:style-name="gr3" draw:text-style-name="P121" draw:type="curve" svg:x1="8.5cm" svg:y1="8.618cm" svg:x2="10.282cm" svg:y2="8.618cm" draw:end-shape="id36" draw:end-glue-point="6"><text:p text:style-name="P109"><text:span text:style-name="T66"><text:s/></text:span></text:p></draw:connector><draw:custom-shape draw:style-name="gr5" draw:text-style-name="P120" draw:id="id36" svg:width="0.72cm" svg:height="0.761cm" svg:x="10.28cm" svg:y="8.239cm"><text:p text:style-name="P109"><text:span text:style-name="T65">4</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7" draw:text-style-name="P122" svg:width="1.061cm" svg:height="0.756cm" svg:x="8.894cm" svg:y="7.999cm"><draw:text-box><text:p text:style-name="P107"><text:span text:style-name="T67">e </text:span><text:span text:style-name="T68">/ )</text:span></text:p></draw:text-box></draw:frame><draw:connector draw:style-name="gr3" draw:text-style-name="P121" draw:type="curve" svg:x1="8.14cm" svg:y1="7.676cm" svg:x2="2.859cm" svg:y2="7.676cm" draw:start-shape="id35" draw:start-glue-point="4" draw:end-shape="id33" draw:end-glue-point="4"><text:p text:style-name="P109"><text:span text:style-name="T66"><text:s/></text:span></text:p></draw:connector><draw:frame draw:style-name="gr18" draw:text-style-name="P122" svg:width="0.638cm" svg:height="0.676cm" svg:x="5.241cm" svg:y="7.001cm"><draw:text-box><text:p text:style-name="P107"><text:span text:style-name="T67">e</text:span></text:p></draw:text-box></draw:frame><draw:frame draw:style-name="gr11" draw:text-style-name="P119" svg:width="0.743cm" svg:height="0.676cm" svg:x="3.803cm" svg:y="11.501cm"><draw:text-box><text:p text:style-name="P107"><text:span text:style-name="T64">X</text:span></text:p></draw:text-box></draw:frame><draw:custom-shape draw:style-name="gr5" draw:text-style-name="P120" draw:id="id37" svg:width="0.72cm" svg:height="0.761cm" svg:x="0cm" svg:y="11.74cm"><text:p text:style-name="P109"><text:span text:style-name="T65">1</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0.72cm" svg:y1="12.12cm" svg:x2="2.502cm" svg:y2="12.12cm" draw:start-shape="id37" draw:start-glue-point="10" draw:end-shape="id38" draw:end-glue-point="6"><text:p text:style-name="P109"><text:span text:style-name="T66"><text:s/></text:span></text:p></draw:connector><draw:custom-shape draw:style-name="gr5" draw:text-style-name="P120" draw:id="id38" svg:width="0.722cm" svg:height="0.761cm" svg:x="2.499cm" svg:y="11.74cm"><text:p text:style-name="P109"><text:span text:style-name="T65">2</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2" draw:text-style-name="P122" svg:width="0.955cm" svg:height="0.756cm" svg:x="1.115cm" svg:y="11.501cm"><draw:text-box><text:p text:style-name="P107"><text:span text:style-name="T67">e </text:span><text:span text:style-name="T68">/(</text:span></text:p></draw:text-box></draw:frame><draw:custom-shape draw:style-name="gr5" draw:text-style-name="P120" draw:id="id39" svg:width="0.722cm" svg:height="0.761cm" svg:x="5.279cm" svg:y="11.74cm"><text:p text:style-name="P109"><text:span text:style-name="T65">5</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12.12cm" svg:x2="7.783cm" svg:y2="12.12cm" draw:start-shape="id39" draw:start-glue-point="10" draw:end-shape="id40" draw:end-glue-point="6"><text:p text:style-name="P109"><text:span text:style-name="T66"><text:s/></text:span></text:p></draw:connector><draw:custom-shape draw:style-name="gr5" draw:text-style-name="P120" draw:id="id40" svg:width="0.72cm" svg:height="0.761cm" svg:x="7.781cm" svg:y="11.74cm"><text:p text:style-name="P109"><text:span text:style-name="T65">3</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3" draw:text-style-name="P122" svg:width="0.638cm" svg:height="0.676cm" svg:x="6.394cm" svg:y="11.501cm"><draw:text-box><text:p text:style-name="P107"><text:span text:style-name="T67">e</text:span></text:p></draw:text-box></draw:frame><draw:connector draw:style-name="gr14" draw:text-style-name="P121" draw:type="curve" svg:x1="3.221cm" svg:y1="12.12cm" svg:x2="5.281cm" svg:y2="12.12cm" draw:start-shape="id38" draw:start-glue-point="10" draw:end-shape="id39" draw:end-glue-point="3"><text:p text:style-name="P109"><text:span text:style-name="T66"><text:s/></text:span></text:p></draw:connector><draw:connector draw:style-name="gr3" draw:text-style-name="P121" draw:type="curve" svg:x1="8.5cm" svg:y1="12.12cm" svg:x2="10.282cm" svg:y2="12.12cm" draw:end-shape="id41" draw:end-glue-point="6"><text:p text:style-name="P109"><text:span text:style-name="T66"><text:s/></text:span></text:p></draw:connector><draw:custom-shape draw:style-name="gr5" draw:text-style-name="P120" draw:id="id41" svg:width="0.72cm" svg:height="0.761cm" svg:x="10.28cm" svg:y="11.74cm"><text:p text:style-name="P109"><text:span text:style-name="T65">4</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5" draw:text-style-name="P122" svg:width="1.061cm" svg:height="0.756cm" svg:x="8.894cm" svg:y="11.501cm"><draw:text-box><text:p text:style-name="P107"><text:span text:style-name="T67">e </text:span><text:span text:style-name="T68">/ )</text:span></text:p></draw:text-box></draw:frame><draw:connector draw:style-name="gr19" draw:text-style-name="P121" draw:type="curve" svg:x1="8.14cm" svg:y1="11.178cm" svg:x2="2.859cm" svg:y2="11.178cm" draw:start-shape="id40" draw:start-glue-point="4" draw:end-shape="id38" draw:end-glue-point="4"><text:p text:style-name="P109"><text:span text:style-name="T66"><text:s/></text:span></text:p></draw:connector><draw:frame draw:style-name="gr18" draw:text-style-name="P122" svg:width="0.638cm" svg:height="0.676cm" svg:x="5.241cm" svg:y="10.5cm"><draw:text-box><text:p text:style-name="P107"><text:span text:style-name="T67">e</text:span></text:p></draw:text-box></draw:frame><draw:frame draw:style-name="gr11" draw:text-style-name="P119" svg:width="0.743cm" svg:height="0.676cm" svg:x="3.803cm" svg:y="15.159cm"><draw:text-box><text:p text:style-name="P107"><text:span text:style-name="T64">X</text:span></text:p></draw:text-box></draw:frame><draw:custom-shape draw:style-name="gr5" draw:text-style-name="P120" draw:id="id42" svg:width="0.72cm" svg:height="0.759cm" svg:x="0cm" svg:y="15.399cm"><text:p text:style-name="P109"><text:span text:style-name="T65">1</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0.358cm" svg:y1="16.157cm" svg:x2="8.14cm" svg:y2="16.157cm" draw:start-shape="id42" draw:start-glue-point="8" draw:end-shape="id43" draw:end-glue-point="8"><text:p text:style-name="P109"><text:span text:style-name="T66"><text:s/></text:span></text:p></draw:connector><draw:custom-shape draw:style-name="gr5" draw:text-style-name="P120" draw:id="id45" svg:width="0.722cm" svg:height="0.759cm" svg:x="2.499cm" svg:y="15.399cm"><text:p text:style-name="P109"><text:span text:style-name="T65">2</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2" draw:text-style-name="P122" svg:width="0.955cm" svg:height="0.756cm" svg:x="3.26cm" svg:y="16.706cm"><draw:text-box><text:p text:style-name="P107"><text:span text:style-name="T67">e </text:span><text:span text:style-name="T68">/(</text:span></text:p></draw:text-box></draw:frame><draw:custom-shape draw:style-name="gr5" draw:text-style-name="P120" draw:id="id44" svg:width="0.722cm" svg:height="0.759cm" svg:x="5.279cm" svg:y="15.399cm"><text:p text:style-name="P109"><text:span text:style-name="T65">5</text:span></text:p><draw:enhanced-geometry svg:viewBox="0 0 21600 21600" draw:glue-points="10800 0 3160 3160 0 10800 3160 18440 10800 21600 18440 18440 21600 10800 18440 3160" draw:text-areas="3200 3200 18400 18400" draw:mirror-horizontal="false" draw:mirror-vertical="false" draw:type="ellipse"/></draw:custom-shape><draw:connector draw:style-name="gr3" draw:text-style-name="P121" draw:type="curve" svg:x1="6.001cm" svg:y1="15.776cm" svg:x2="7.783cm" svg:y2="15.776cm" draw:start-shape="id44" draw:start-glue-point="10" draw:end-shape="id43" draw:end-glue-point="6"><text:p text:style-name="P109"><text:span text:style-name="T66"><text:s/></text:span></text:p></draw:connector><draw:custom-shape draw:style-name="gr5" draw:text-style-name="P120" draw:id="id43" svg:width="0.72cm" svg:height="0.759cm" svg:x="7.781cm" svg:y="15.399cm"><text:p text:style-name="P109"><text:span text:style-name="T65">3</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3" draw:text-style-name="P122" svg:width="0.638cm" svg:height="0.676cm" svg:x="6.394cm" svg:y="15.159cm"><draw:text-box><text:p text:style-name="P107"><text:span text:style-name="T67">e</text:span></text:p></draw:text-box></draw:frame><draw:connector draw:style-name="gr14" draw:text-style-name="P121" draw:type="curve" svg:x1="3.221cm" svg:y1="15.776cm" svg:x2="5.281cm" svg:y2="15.78cm" draw:start-shape="id45" draw:start-glue-point="10" draw:end-shape="id44" draw:end-glue-point="3"><text:p text:style-name="P109"><text:span text:style-name="T66"><text:s/></text:span></text:p></draw:connector><draw:connector draw:style-name="gr3" draw:text-style-name="P121" draw:type="curve" svg:x1="8.5cm" svg:y1="15.776cm" svg:x2="10.282cm" svg:y2="15.776cm" draw:end-shape="id46" draw:end-glue-point="6"><text:p text:style-name="P109"><text:span text:style-name="T66"><text:s/></text:span></text:p></draw:connector><draw:custom-shape draw:style-name="gr5" draw:text-style-name="P120" draw:id="id46" svg:width="0.72cm" svg:height="0.759cm" svg:x="10.28cm" svg:y="15.399cm"><text:p text:style-name="P109"><text:span text:style-name="T65">4</text:span></text:p><draw:enhanced-geometry svg:viewBox="0 0 21600 21600" draw:glue-points="10800 0 3160 3160 0 10800 3160 18440 10800 21600 18440 18440 21600 10800 18440 3160" draw:text-areas="3200 3200 18400 18400" draw:mirror-horizontal="false" draw:mirror-vertical="false" draw:type="ellipse"/></draw:custom-shape><draw:frame draw:style-name="gr17" draw:text-style-name="P122" svg:width="1.061cm" svg:height="0.756cm" svg:x="8.894cm" svg:y="15.159cm"><draw:text-box><text:p text:style-name="P107"><text:span text:style-name="T67">e </text:span><text:span text:style-name="T68">/ )</text:span></text:p></draw:text-box></draw:frame><draw:connector draw:style-name="gr3" draw:text-style-name="P121" draw:type="curve" svg:x1="8.14cm" svg:y1="14.838cm" svg:x2="2.859cm" svg:y2="14.838cm" draw:start-shape="id43" draw:start-glue-point="4" draw:end-shape="id45" draw:end-glue-point="4"><text:p text:style-name="P109"><text:span text:style-name="T66"><text:s/></text:span></text:p></draw:connector><draw:frame draw:style-name="gr13" draw:text-style-name="P122" svg:width="0.638cm" svg:height="0.676cm" svg:x="5.241cm" svg:y="14.159cm"><draw:text-box><text:p text:style-name="P107"><text:span text:style-name="T67">e</text:span></text:p></draw:text-box></draw:frame><draw:frame draw:style-name="gr20" draw:text-style-name="P123" svg:width="1.352cm" svg:height="0.676cm" svg:x="12.129cm" svg:y="0.351cm"><draw:text-box><text:p text:style-name="P107"><text:span text:style-name="T69">“</text:span><text:span text:style-name="T69">(X)”</text:span></text:p></draw:text-box></draw:frame><draw:frame draw:style-name="gr21" draw:text-style-name="P123" svg:width="1.643cm" svg:height="0.676cm" svg:x="12cm" svg:y="3.851cm"><draw:text-box><text:p text:style-name="P107"><text:span text:style-name="T69">“</text:span><text:span text:style-name="T69">(X|Y)”</text:span></text:p></draw:text-box></draw:frame><draw:frame draw:style-name="gr22" draw:text-style-name="P123" svg:width="1.59cm" svg:height="0.676cm" svg:x="12.129cm" svg:y="8.35cm"><draw:text-box><text:p text:style-name="P107"><text:span text:style-name="T69">“</text:span><text:span text:style-name="T69">(X)+”</text:span></text:p></draw:text-box></draw:frame><draw:frame draw:style-name="gr23" draw:text-style-name="P123" svg:width="1.537cm" svg:height="0.676cm" svg:x="12.129cm" svg:y="11.852cm"><draw:text-box><text:p text:style-name="P107"><text:span text:style-name="T69">“</text:span><text:span text:style-name="T69">(X)?”</text:span></text:p></draw:text-box></draw:frame><draw:frame draw:style-name="gr23" draw:text-style-name="P123" svg:width="1.537cm" svg:height="0.676cm" svg:x="12cm" svg:y="15.499cm"><draw:text-box><text:p text:style-name="P107"><text:span text:style-name="T69">“</text:span><text:span text:style-name="T69">(X)*”</text:span></text:p></draw:text-box></draw:frame></draw:g></text:p>
      <text:p text:style-name="P65"><text:span text:style-name="T38">Figure </text:span><text:span text:style-name="T38"><text:sequence text:ref-name="refFigure1" text:name="Figure" text:formula="ooow:Figure+1" style:num-format="1">3</text:sequence></text:span><text:span text:style-name="T39">: <text:s/></text:span><text:span text:style-name="T37">NFA from patterns with parenthesis</text:span></text:p>
      <text:list text:style-name="Numbering_20_1" text:continue-numbering="true">
        <text:list-item>
          <text:p text:style-name="Heading_20_1"><text:s/><text:span text:style-name="T29">NFA examples</text:span></text:p>
        </text:list-item>
      </text:list>
      <text:p text:style-name="P12">To clarify the NFA construction algorithm, this section provides a set of examples</text:p>
      <text:list text:style-name="Numbering_20_1" text:continue-numbering="true">
        <text:list-item>
          <text:p text:style-name="P55">Building the DFA out of the NFA</text:p>
        </text:list-item>
      </text:list>
      <text:p text:style-name="P12">There are two source of non-determinism in a NFA constructed using the rules defined in the previous sections: transitions that can be followed without consuming any input (<text:span text:style-name="T2">e</text:span><text:span text:style-name="T29">-transitions) and multiple transitions under the same character (ambiguous transition).</text:span></text:p>
      <text:p text:style-name="P12"><text:span text:style-name="T29">The determinization algorithm process each state once removing </text:span><text:span text:style-name="T2">e</text:span><text:span text:style-name="T29">-transitions first (which may introduce ambiguous transitions) and then resolving any ambiguities.</text:span></text:p>
      <text:p text:style-name="P56"><text:span text:style-name="T29">Removing </text:span><text:span text:style-name="T2">e</text:span><text:span text:style-name="T29">-transitions</text:span></text:p>
      <text:p text:style-name="P10">A state having an <text:span text:style-name="T1">e</text:span>-transition <text:span text:style-name="T7"></text:span><text:span text:style-name="T22">x,y,</text:span><text:span text:style-name="T6">e</text:span><text:span text:style-name="T7"></text:span><text:span text:style-name="T24"> implies that every state reachable from </text:span><text:span text:style-name="T25">y</text:span><text:span text:style-name="T24"> is also reachable from </text:span><text:span text:style-name="T25">x </text:span><text:span text:style-name="T26">following the </text:span><text:span text:style-name="T10">e</text:span><text:span text:style-name="T26">-transition to </text:span><text:span text:style-name="T25">y</text:span><text:span text:style-name="T26"> first and then following one of the transitions from </text:span><text:span text:style-name="T25">y</text:span><text:span text:style-name="T24">.</text:span></text:p>
      <text:p text:style-name="Text_20_body">The figure below should help to understand it better. From state 1, a <text:span text:style-name="T13">b</text:span> allows a transition to the state 3.</text:p>
      <text:p text:style-name="P14"><draw:g text:anchor-type="as-char" draw:z-index="12" draw:style-name="gr1"><draw:frame draw:style-name="gr2" draw:text-style-name="P108" svg:width="0.69cm" svg:height="0.676cm" svg:x="1.057cm" svg:y="0cm"><draw:text-box><text:p text:style-name="P107"><text:span text:style-name="T56">a</text:span></text:p></draw:text-box></draw:frame><draw:connector draw:style-name="gr3" draw:text-style-name="P110" draw:type="curve" svg:x1="3.08cm" svg:y1="0.594cm" svg:x2="4.823cm" svg:y2="0.594cm" draw:start-shape="id47" draw:start-glue-point="10" draw:end-shape="id48" draw:end-glue-point="6"><text:p text:style-name="P109"><text:span text:style-name="T57"><text:s/></text:span></text:p></draw:connector><draw:frame draw:style-name="gr2" draw:text-style-name="P108" svg:width="0.717cm" svg:height="0.676cm" svg:x="3.478cm" svg:y="0cm"><draw:text-box><text:p text:style-name="P107"><text:span text:style-name="T56">b</text:span></text:p></draw:text-box></draw:frame><draw:frame draw:style-name="gr4" draw:text-style-name="P111" svg:width="0.638cm" svg:height="0.72cm" svg:x="1.221cm" svg:y="1.365cm"><draw:text-box><text:p text:style-name="P107"><text:span text:style-name="T58">e</text:span></text:p></draw:text-box></draw:frame><draw:connector draw:style-name="gr3" draw:text-style-name="P110" draw:type="curve" svg:x1="0.358cm" svg:y1="0.975cm" svg:x2="2.72cm" svg:y2="0.975cm" draw:start-shape="id49" draw:start-glue-point="8" draw:end-shape="id47" draw:end-glue-point="8"><text:p text:style-name="P109"><text:span text:style-name="T57"><text:s/></text:span></text:p></draw:connector><draw:custom-shape draw:style-name="gr5" draw:text-style-name="P112" draw:id="id49" svg:width="0.72cm" svg:height="0.761cm" svg:x="0cm" svg:y="0.215cm"><text:p text:style-name="P109"><text:span text:style-name="T59">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47" svg:width="0.722cm" svg:height="0.761cm" svg:x="2.358cm" svg:y="0.215cm"><text:p text:style-name="P109"><text:span text:style-name="T59">2</text:span></text:p><draw:enhanced-geometry svg:viewBox="0 0 21600 21600" draw:glue-points="10800 0 3160 3160 0 10800 3160 18440 10800 21600 18440 18440 21600 10800 18440 3160" draw:text-areas="3200 3200 18400 18400" draw:type="ellipse"/></draw:custom-shape><draw:connector draw:style-name="gr6" draw:text-style-name="P113" draw:type="curve" svg:x1="0.72cm" svg:y1="0.594cm" svg:x2="2.36cm" svg:y2="0.594cm" draw:start-shape="id49" draw:start-glue-point="10" draw:end-shape="id47"><text:p/></draw:connector><draw:custom-shape draw:style-name="gr5" draw:text-style-name="P112" draw:id="id48" svg:width="0.72cm" svg:height="0.761cm" svg:x="4.821cm" svg:y="0.215cm"><text:p text:style-name="P109"><text:span text:style-name="T59">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3" draw:style-name="gr1"><draw:frame draw:style-name="gr2" draw:text-style-name="P108" svg:width="0.69cm" svg:height="0.676cm" svg:x="1.057cm" svg:y="0cm"><draw:text-box><text:p text:style-name="P107"><text:span text:style-name="T56">a</text:span></text:p></draw:text-box></draw:frame><draw:connector draw:style-name="gr3" draw:text-style-name="P110" draw:type="curve" svg:x1="3.08cm" svg:y1="0.594cm" svg:x2="4.823cm" svg:y2="0.594cm" draw:start-shape="id50" draw:start-glue-point="10" draw:end-shape="id51" draw:end-glue-point="6"><text:p text:style-name="P109"><text:span text:style-name="T57"><text:s/></text:span></text:p></draw:connector><draw:frame draw:style-name="gr2" draw:text-style-name="P108" svg:width="0.717cm" svg:height="0.676cm" svg:x="3.478cm" svg:y="0cm"><draw:text-box><text:p text:style-name="P107"><text:span text:style-name="T56">b</text:span></text:p></draw:text-box></draw:frame><draw:connector draw:style-name="gr3" draw:text-style-name="P110" draw:type="curve" svg:x1="0.358cm" svg:y1="0.975cm" svg:x2="5.18cm" svg:y2="0.975cm" draw:start-shape="id52" draw:start-glue-point="8" draw:end-shape="id51" draw:end-glue-point="8"><text:p text:style-name="P109"><text:span text:style-name="T57"><text:s/></text:span></text:p></draw:connector><draw:custom-shape draw:style-name="gr5" draw:text-style-name="P112" draw:id="id52" svg:width="0.72cm" svg:height="0.761cm" svg:x="0cm" svg:y="0.215cm"><text:p text:style-name="P109"><text:span text:style-name="T59">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50" svg:width="0.722cm" svg:height="0.761cm" svg:x="2.358cm" svg:y="0.215cm"><text:p text:style-name="P109"><text:span text:style-name="T59">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0.72cm" svg:y1="0.594cm" svg:x2="2.36cm" svg:y2="0.594cm" draw:start-shape="id52" draw:start-glue-point="10" draw:end-shape="id50"><text:p/></draw:connector><draw:custom-shape draw:style-name="gr5" draw:text-style-name="P112" draw:id="id51" svg:width="0.72cm" svg:height="0.761cm" svg:x="4.821cm" svg:y="0.215cm"><text:p text:style-name="P109"><text:span text:style-name="T59">3</text:span></text:p><draw:enhanced-geometry svg:viewBox="0 0 21600 21600" draw:glue-points="10800 0 3160 3160 0 10800 3160 18440 10800 21600 18440 18440 21600 10800 18440 3160" draw:text-areas="3200 3200 18400 18400" draw:type="ellipse"/></draw:custom-shape><draw:frame draw:style-name="gr2" draw:text-style-name="P108" svg:width="0.717cm" svg:height="0.676cm" svg:x="2.304cm" svg:y="1.439cm"><draw:text-box><text:p text:style-name="P107"><text:span text:style-name="T56">b</text:span></text:p></draw:text-box></draw:frame></draw:g></text:p>
      <text:p text:style-name="P66"><text:span text:style-name="T38">Figure </text:span><text:span text:style-name="T38"><text:sequence text:ref-name="refFigure2" text:name="Figure" text:formula="ooow:Figure+1" style:num-format="1">4</text:sequence></text:span><text:span text:style-name="T39">: <text:s/></text:span><text:span text:style-name="T37">Remove an </text:span><text:span text:style-name="T12">e</text:span><text:span text:style-name="T37">-transition</text:span></text:p>
      <text:p text:style-name="P70"><text:span text:style-name="T29">We'll use this idea and will replace each </text:span><text:span text:style-name="T10">e</text:span><text:span text:style-name="T26">-transition from </text:span><text:span text:style-name="T22">x</text:span><text:span text:style-name="T18"> to </text:span><text:span text:style-name="T22">y</text:span><text:span text:style-name="T18"> with a set of arc from </text:span><text:span text:style-name="T22">x</text:span><text:span text:style-name="T18"> to the destinations of </text:span><text:span text:style-name="T22">y.</text:span></text:p>
      <text:p text:style-name="P86"><text:span text:style-name="T40"><text:tab/>foreach</text:span> <text:span text:style-name="T13">a</text:span> <text:span text:style-name="T40">in</text:span> arcs(<text:span text:style-name="T13">x</text:span>) <text:span text:style-name="T40">do</text:span></text:p>
      <text:p text:style-name="P27"><text:tab/><text:tab/><text:span text:style-name="T13">y</text:span> = dest(<text:span text:style-name="T13">a</text:span>)</text:p>
      <text:p text:style-name="P23"><text:tab/><text:tab/><text:span text:style-name="T40">if</text:span> label(<text:span text:style-name="T13">a</text:span>) = <text:span text:style-name="T6">e</text:span><text:span text:style-name="T18"> <text:s/>and </text:span><text:span text:style-name="T22">y</text:span><text:span text:style-name="T18"> != 0 </text:span><text:span text:style-name="T27">then <text:s text:c="2"/><text:tab/></text:span><text:span text:style-name="T23">// skip final states</text:span></text:p>
      <text:p text:style-name="P23"><text:tab/><text:tab/><text:tab/><text:span text:style-name="T29">arcs(</text:span><text:span text:style-name="T13">x</text:span><text:span text:style-name="T29">) = arcs(</text:span><text:span text:style-name="T13">x</text:span><text:span text:style-name="T29">) – </text:span><text:span text:style-name="T13">a <text:tab/><text:tab/>// remove </text:span><text:span text:style-name="T5">e</text:span><text:span text:style-name="T13">-transition </text:span></text:p>
      <text:p text:style-name="P23"><text:tab/><text:tab/><text:tab/><text:span text:style-name="T40">if</text:span> mark(<text:span text:style-name="T16">y</text:span>) != <text:span text:style-name="T13">x</text:span> <text:span text:style-name="T27">then <text:tab/><text:tab/></text:span><text:span text:style-name="T23">// skip already visited states</text:span></text:p>
      <text:p text:style-name="P23"><text:tab/><text:tab/><text:tab/><text:tab/>mark(<text:span text:style-name="T13">y</text:span>) = x</text:p>
      <text:p text:style-name="P23"><text:span text:style-name="T40"><text:tab/><text:tab/><text:tab/><text:tab/>foreach</text:span> <text:span text:style-name="T13">b</text:span> <text:span text:style-name="T40">in</text:span> arcs(<text:span text:style-name="T13">y</text:span>) <text:span text:style-name="T40">do</text:span></text:p>
      <text:p text:style-name="P98"><text:tab/><text:tab/><text:tab/><text:tab/><text:tab/>arcs(<text:span text:style-name="T13">x</text:span>) = arcs(<text:span text:style-name="T13">x</text:span>) + arc<text:span text:style-name="T3">(</text:span><text:span text:style-name="T22">x, </text:span><text:span text:style-name="T18">dest(</text:span><text:span text:style-name="T22">b</text:span><text:span text:style-name="T18">), label(</text:span><text:span text:style-name="T22">b</text:span><text:span text:style-name="T18">), </text:span><text:span text:style-name="T18">tags(</text:span><text:span text:style-name="T22">a</text:span><text:span text:style-name="T18">)+</text:span><text:span text:style-name="T18">tags(</text:span><text:span text:style-name="T22">b</text:span><text:span text:style-name="T18">)</text:span><text:span text:style-name="T3">)</text:span></text:p>
      <text:p text:style-name="P23"><text:tab/><text:tab/><text:tab/><text:tab/><text:span text:style-name="T40">end</text:span></text:p>
      <text:p text:style-name="P23"><text:tab/><text:tab/><text:tab/><text:span text:style-name="T40">end</text:span></text:p>
      <text:p text:style-name="P23"><text:tab/><text:tab/><text:span text:style-name="T40">end</text:span></text:p>
      <text:p text:style-name="P23"><text:tab/><text:span text:style-name="T40">end</text:span></text:p>
      <text:p text:style-name="P99"><text:span text:style-name="T20">Algorithm 1</text:span><text:span text:style-name="T18">: </text:span><text:span text:style-name="T22">Remove </text:span><text:span text:style-name="T6">e</text:span><text:span text:style-name="T22">-transitions from a state</text:span></text:p>
      <text:p text:style-name="P92"><text:span text:style-name="T20"/></text:p>
      <text:p text:style-name="P100"><text:span text:style-name="T20">Proposition</text:span><text:span text:style-name="T18">: <text:tab/>Algorithm 1 terminates on every NFA constructed as described </text:span><text:span text:style-name="T26">in section 3</text:span></text:p>
      <text:p text:style-name="P101"><text:span text:style-name="T20">Proof outline</text:span><text:span text:style-name="T18">:<text:tab/></text:span><text:span text:style-name="T26">Proceed by induction on the construction of the NFA.</text:span></text:p>
      <text:p text:style-name="P106"><text:span text:style-name="T26"/></text:p>
      <text:p text:style-name="P92"><text:span text:style-name="T26"/></text:p>
      <text:p text:style-name="P92"><text:span text:style-name="T20">Proposition</text:span><text:span text:style-name="T18">: Final states are propagated correctly through </text:span><text:span text:style-name="T10">e</text:span><text:span text:style-name="T26">-transition </text:span></text:p>
      <text:p text:style-name="P92"><text:span text:style-name="T20">Proposition</text:span><text:span text:style-name="T18">: the </text:span><text:span text:style-name="T10">e</text:span><text:span text:style-name="T26">-</text:span><text:span text:style-name="T18">free NFA</text:span><text:span text:style-name="T26"> recognizes the same language as the NFA </text:span></text:p>
      <text:p text:style-name="P92"><text:span text:style-name="T26"/></text:p>
      <text:p text:style-name="P85"><text:span text:style-name="T18">Note that this step also propagates the property of being a final state since this is represented by an arc toward state 0.</text:span></text:p>
      <text:p text:style-name="P70"><text:span text:style-name="T18">Marking visited states, avoid us to enter in an endless loop when there are starred sub-expressions that may be empty like in '</text:span><text:span text:style-name="T51">(a*|b)*</text:span><text:span text:style-name="T18">'.</text:span></text:p>
      <text:p text:style-name="P56"><text:span text:style-name="T29">Disambiguate transitions</text:span></text:p>
      <text:p text:style-name="Text_20_body">We are now left with the problem of deciding how to behave when there are two transition with the same label.</text:p>
      <text:p text:style-name="Text_20_body"/>
      <text:p text:style-name="P67"/>
      <text:list text:style-name="Numbering_20_1" text:continue-numbering="true">
        <text:list-item>
          <text:p text:style-name="Heading_20_1">Eliminating <text:span text:style-name="T1">e</text:span>-transitions</text:p>
        </text:list-item>
      </text:list>
      <text:p text:style-name="P10">A state having an <text:span text:style-name="T1">e</text:span>-transition <text:span text:style-name="T7"></text:span><text:span text:style-name="T22">x,y,</text:span><text:span text:style-name="T6">e</text:span><text:span text:style-name="T7"></text:span><text:span text:style-name="T24"> implies that every state reachable from </text:span><text:span text:style-name="T25">y</text:span><text:span text:style-name="T24"> is also reachable from </text:span><text:span text:style-name="T25">x</text:span><text:span text:style-name="T24">.</text:span></text:p>
      <text:p text:style-name="Text_20_body">The figure below should help to understand it better. From state 1, a <text:span text:style-name="T13">b</text:span> allows a transition to the state 3.</text:p>
      <text:p text:style-name="Text_20_body"/>
      <text:p text:style-name="P14"><draw:g text:anchor-type="as-char" draw:z-index="0" draw:style-name="gr1"><draw:frame draw:style-name="gr2" draw:text-style-name="P108" svg:width="0.69cm" svg:height="0.676cm" svg:x="1.057cm" svg:y="0cm"><draw:text-box><text:p text:style-name="P107"><text:span text:style-name="T56">a</text:span></text:p></draw:text-box></draw:frame><draw:connector draw:style-name="gr3" draw:text-style-name="P110" draw:type="curve" svg:x1="3.08cm" svg:y1="0.594cm" svg:x2="4.823cm" svg:y2="0.594cm" draw:start-shape="id1" draw:start-glue-point="10" draw:end-shape="id2" draw:end-glue-point="6"><text:p text:style-name="P109"><text:span text:style-name="T57"><text:s/></text:span></text:p></draw:connector><draw:frame draw:style-name="gr2" draw:text-style-name="P108" svg:width="0.717cm" svg:height="0.676cm" svg:x="3.478cm" svg:y="0cm"><draw:text-box><text:p text:style-name="P107"><text:span text:style-name="T56">b</text:span></text:p></draw:text-box></draw:frame><draw:frame draw:style-name="gr4" draw:text-style-name="P111" svg:width="0.638cm" svg:height="0.72cm" svg:x="1.221cm" svg:y="1.365cm"><draw:text-box><text:p text:style-name="P107"><text:span text:style-name="T58">e</text:span></text:p></draw:text-box></draw:frame><draw:connector draw:style-name="gr3" draw:text-style-name="P110" draw:type="curve" svg:x1="0.358cm" svg:y1="0.975cm" svg:x2="2.72cm" svg:y2="0.975cm" draw:start-shape="id3" draw:start-glue-point="8" draw:end-shape="id1" draw:end-glue-point="8"><text:p text:style-name="P109"><text:span text:style-name="T57"><text:s/></text:span></text:p></draw:connector><draw:custom-shape draw:style-name="gr5" draw:text-style-name="P112" draw:id="id3" svg:width="0.72cm" svg:height="0.761cm" svg:x="0cm" svg:y="0.215cm"><text:p text:style-name="P109"><text:span text:style-name="T59">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1" svg:width="0.722cm" svg:height="0.761cm" svg:x="2.358cm" svg:y="0.215cm"><text:p text:style-name="P109"><text:span text:style-name="T59">2</text:span></text:p><draw:enhanced-geometry svg:viewBox="0 0 21600 21600" draw:glue-points="10800 0 3160 3160 0 10800 3160 18440 10800 21600 18440 18440 21600 10800 18440 3160" draw:text-areas="3200 3200 18400 18400" draw:type="ellipse"/></draw:custom-shape><draw:connector draw:style-name="gr6" draw:text-style-name="P113" draw:type="curve" svg:x1="0.72cm" svg:y1="0.594cm" svg:x2="2.36cm" svg:y2="0.594cm" draw:start-shape="id3" draw:start-glue-point="10" draw:end-shape="id1"><text:p/></draw:connector><draw:custom-shape draw:style-name="gr5" draw:text-style-name="P112" draw:id="id2" svg:width="0.72cm" svg:height="0.761cm" svg:x="4.821cm" svg:y="0.215cm"><text:p text:style-name="P109"><text:span text:style-name="T59">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108" svg:width="0.69cm" svg:height="0.676cm" svg:x="1.057cm" svg:y="0cm"><draw:text-box><text:p text:style-name="P107"><text:span text:style-name="T56">a</text:span></text:p></draw:text-box></draw:frame><draw:connector draw:style-name="gr3" draw:text-style-name="P110" draw:type="curve" svg:x1="3.08cm" svg:y1="0.594cm" svg:x2="4.823cm" svg:y2="0.594cm" draw:start-shape="id4" draw:start-glue-point="10" draw:end-shape="id5" draw:end-glue-point="6"><text:p text:style-name="P109"><text:span text:style-name="T57"><text:s/></text:span></text:p></draw:connector><draw:frame draw:style-name="gr2" draw:text-style-name="P108" svg:width="0.717cm" svg:height="0.676cm" svg:x="3.478cm" svg:y="0cm"><draw:text-box><text:p text:style-name="P107"><text:span text:style-name="T56">b</text:span></text:p></draw:text-box></draw:frame><draw:connector draw:style-name="gr3" draw:text-style-name="P110" draw:type="curve" svg:x1="0.358cm" svg:y1="0.975cm" svg:x2="5.18cm" svg:y2="0.975cm" draw:start-shape="id6" draw:start-glue-point="8" draw:end-shape="id5" draw:end-glue-point="8"><text:p text:style-name="P109"><text:span text:style-name="T57"><text:s/></text:span></text:p></draw:connector><draw:custom-shape draw:style-name="gr5" draw:text-style-name="P112" draw:id="id6" svg:width="0.72cm" svg:height="0.761cm" svg:x="0cm" svg:y="0.215cm"><text:p text:style-name="P109"><text:span text:style-name="T59">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4" svg:width="0.722cm" svg:height="0.761cm" svg:x="2.358cm" svg:y="0.215cm"><text:p text:style-name="P109"><text:span text:style-name="T59">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0.72cm" svg:y1="0.594cm" svg:x2="2.36cm" svg:y2="0.594cm" draw:start-shape="id6" draw:start-glue-point="10" draw:end-shape="id4"><text:p/></draw:connector><draw:custom-shape draw:style-name="gr5" draw:text-style-name="P112" draw:id="id5" svg:width="0.72cm" svg:height="0.761cm" svg:x="4.821cm" svg:y="0.215cm"><text:p text:style-name="P109"><text:span text:style-name="T59">3</text:span></text:p><draw:enhanced-geometry svg:viewBox="0 0 21600 21600" draw:glue-points="10800 0 3160 3160 0 10800 3160 18440 10800 21600 18440 18440 21600 10800 18440 3160" draw:text-areas="3200 3200 18400 18400" draw:type="ellipse"/></draw:custom-shape><draw:frame draw:style-name="gr2" draw:text-style-name="P108" svg:width="0.717cm" svg:height="0.676cm" svg:x="2.304cm" svg:y="1.439cm"><draw:text-box><text:p text:style-name="P107"><text:span text:style-name="T56">b</text:span></text:p></draw:text-box></draw:frame></draw:g></text:p>
      <text:p text:style-name="Text_20_body">We'll use this idea and to eliminate a transition <text:span text:style-name="T7"></text:span><text:span text:style-name="T22">x, y, </text:span><text:span text:style-name="T6">e</text:span><text:span text:style-name="T7"> <text:s/></text:span>we'll add an arc <text:s/><text:span text:style-name="T7"></text:span><text:span text:style-name="T22">x, z, l</text:span><text:span text:style-name="T7"></text:span> for every arc <text:span text:style-name="T7"></text:span><text:span text:style-name="T22">y, z, l</text:span><text:span text:style-name="T7"> </text:span>in <text:span text:style-name="T13">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3">j</text:span>, it can only be originating from the state <text:span text:style-name="T13">j-</text:span><text:span text:style-name="T29">1</text:span>.</text:p>
      <text:p text:style-name="P22">Eliminate <text:span text:style-name="T1">e</text:span>-transitions:</text:p>
      <text:p text:style-name="P86"><text:span text:style-name="T40"><text:tab/>for</text:span> <text:span text:style-name="T13">j</text:span> = <text:span text:style-name="T13">n</text:span> <text:span text:style-name="T40">to</text:span> 1 <text:span text:style-name="T40">step</text:span> -1 <text:span text:style-name="T40">do</text:span></text:p>
      <text:p text:style-name="P23"><text:tab/><text:tab/><text:span text:style-name="T40">if</text:span> <text:span text:style-name="T7">  </text:span><text:span text:style-name="T22">j, j+1, </text:span><text:span text:style-name="T6">e</text:span><text:span text:style-name="T7">  </text:span><text:span text:style-name="T6">E </text:span><text:span text:style-name="T7"><text:s/></text:span><text:span text:style-name="T27">then</text:span></text:p>
      <text:p text:style-name="P23"><text:tab/><text:tab/><text:tab/><text:span text:style-name="T13">delete</text:span>( <text:span text:style-name="T7"></text:span><text:span text:style-name="T22">j, j+1, </text:span><text:span text:style-name="T6">e</text:span><text:span text:style-name="T7"> </text:span>)</text:p>
      <text:p text:style-name="P23"><text:tab/><text:tab/><text:tab/><text:span text:style-name="T40">foreach </text:span><text:s/><text:span text:style-name="T13">arc</text:span> <text:span text:style-name="T7"> </text:span><text:span text:style-name="T6">E</text:span><text:span text:style-name="T22">(</text:span><text:span text:style-name="T6"> </text:span><text:span text:style-name="T22">j+1) </text:span><text:span text:style-name="T40">do</text:span></text:p>
      <text:p text:style-name="P23"><text:tab/><text:tab/><text:tab/><text:tab/><text:span text:style-name="T13">create</text:span>( <text:span text:style-name="T13">j</text:span>, <text:span text:style-name="T13">to</text:span>(<text:span text:style-name="T13">arc</text:span>), <text:span text:style-name="T13">label(arc) </text:span>) <text:s/>// copy arcs</text:p>
      <text:p text:style-name="P23"><text:tab/><text:tab/><text:tab/><text:span text:style-name="T40">end</text:span></text:p>
      <text:p text:style-name="P23"><text:tab/><text:tab/><text:tab/><text:span text:style-name="T40">if</text:span> <text:s/><text:span text:style-name="T13">isfinal</text:span>( <text:span text:style-name="T22">j+1</text:span><text:span text:style-name="T13"> </text:span>) <text:s/><text:span text:style-name="T40">then</text:span> </text:p>
      <text:p text:style-name="P23"><text:tab/><text:tab/><text:tab/><text:tab/><text:span text:style-name="T13">setasfinal</text:span>( <text:span text:style-name="T13">j</text:span> )</text:p>
      <text:p text:style-name="P23"><text:tab/><text:tab/><text:tab/><text:span text:style-name="T40">end</text:span></text:p>
      <text:p text:style-name="P23"><text:tab/><text:tab/><text:span text:style-name="T40">end</text:span></text:p>
      <text:p text:style-name="P23"><text:tab/><text:span text:style-name="T40">end</text:span></text:p>
      <text:p text:style-name="P23"/>
      <text:p text:style-name="P23">The algorithm above transform the original NFA in a NFA with the following properties:</text:p>
      <text:p text:style-name="P23"/>
      <text:p text:style-name="P29"><text:span text:style-name="T40">Property 1. <text:tab/></text:span><text:span text:style-name="T41">It has </text:span><text:span text:style-name="T15">n</text:span><text:span text:style-name="T41">+1 states where </text:span><text:span text:style-name="T15">n</text:span><text:span text:style-name="T31"> is the number of <text:s/>characters in the expression (character classes count as 1).</text:span></text:p>
      <text:p text:style-name="P30"/>
      <text:p text:style-name="P24"><text:span text:style-name="T40">Property 2'. </text:span>Each arc <text:span text:style-name="T1"></text:span><text:span text:style-name="T21">x, y, l</text:span><text:span text:style-name="T1"></text:span><text:span text:style-name="T7"> <text:s/></text:span>connects a state to itself or to a higher numbered state:<text:line-break/> <text:s text:c="3"/><text:span text:style-name="T1"></text:span><text:span text:style-name="T21">x, y, l</text:span><text:span text:style-name="T1"></text:span><text:span text:style-name="T17"> </text:span><text:span text:style-name="T7"> </text:span><text:span text:style-name="T6">E <text:s/></text:span><text:span text:style-name="T7"> </text:span><text:span text:style-name="T22">y </text:span><text:span text:style-name="T6"> </text:span><text:span text:style-name="T7"><text:s/></text:span><text:span text:style-name="T22">x</text:span> </text:p>
      <text:p text:style-name="P24"/>
      <text:p text:style-name="P59"><text:span text:style-name="T40">Property 3'.</text:span><text:span text:style-name="T31"> </text:span><text:span text:style-name="T29">It has a single initial state but may have more than one accepting final state:<text:line-break/> <text:s text:c="7"/>| </text:span><text:span text:style-name="T13">I </text:span><text:span text:style-name="T29">| = 1 </text:span><text:span text:style-name="T3"> | </text:span><text:span text:style-name="T22">F</text:span><text:span text:style-name="T3"> |  1</text:span></text:p>
      <text:p text:style-name="P59"><text:span text:style-name="T40">Proposition 1.</text:span><text:span text:style-name="T31"> The NFA obtained through the application of algorithm 1 recognize the same language than the original NFA</text:span></text:p>
      <text:p text:style-name="P62"><text:span text:style-name="T40">Proof. </text:span><text:span text:style-name="T15">&lt;TO BE WRITTEN&gt;</text:span></text:p>
      <text:p text:style-name="P31">Figure 4 is the NFA resulting from applying the algorithm to Figure 3:</text:p>
      <text:p text:style-name="P32"/>
      <text:p text:style-name="P17"><draw:frame draw:style-name="fr1" draw:name="Cornice4" text:anchor-type="as-char" svg:width="9.241cm" draw:z-index="5"><draw:text-box fo:min-height="3.041cm"><text:p text:style-name="P21"><draw:g text:anchor-type="paragraph" draw:z-index="7" draw:style-name="gr8"><draw:custom-shape draw:style-name="gr5" draw:text-style-name="P117" draw:id="id16" svg:width="0.6cm" svg:height="0.6cm" svg:x="0cm" svg:y="1.392cm"><text:p text:style-name="P109"><text:span text:style-name="T62">1</text:span></text:p><draw:enhanced-geometry svg:viewBox="0 0 21600 21600" draw:glue-points="10800 0 3160 3160 0 10800 3160 18440 10800 21600 18440 18440 21600 10800 18440 3160" draw:text-areas="3200 3200 18400 18400" draw:type="ellipse"/></draw:custom-shape><draw:connector draw:style-name="gr3" draw:text-style-name="P110" draw:type="curve" svg:x1="0.6cm" svg:y1="1.69cm" svg:x2="2.02cm" svg:y2="1.69cm" draw:start-shape="id16" draw:start-glue-point="10" draw:end-shape="id17" draw:end-glue-point="6"><text:p text:style-name="P109"><text:span text:style-name="T57"><text:s/></text:span></text:p></draw:connector><draw:frame draw:style-name="gr2" draw:text-style-name="P118" svg:width="0.664cm" svg:height="0.623cm" svg:x="0.908cm" svg:y="1.242cm"><draw:text-box><text:p text:style-name="P107"><text:span text:style-name="T63">a</text:span></text:p></draw:text-box></draw:frame><draw:connector draw:style-name="gr3" draw:text-style-name="P110" draw:type="curve" svg:x1="2.529cm" svg:y1="0.824cm" svg:x2="4.318cm" svg:y2="0.824cm" draw:start-shape="id17" draw:start-glue-point="11" draw:end-shape="id18" draw:end-glue-point="5"><text:p text:style-name="P109"><text:span text:style-name="T57"><text:s/></text:span></text:p></draw:connector><draw:frame draw:style-name="gr2" draw:text-style-name="P118" svg:width="0.638cm" svg:height="0.623cm" svg:x="3cm" svg:y="0.72cm"><draw:text-box><text:p text:style-name="P107"><text:span text:style-name="T63">c</text:span></text:p></draw:text-box></draw:frame><draw:connector draw:style-name="gr3" draw:text-style-name="P110" draw:type="curve" draw:line-skew="0.233cm" svg:x1="2.316cm" svg:y1="1.988cm" svg:x2="8.939cm" svg:y2="2.817cm" draw:start-shape="id17" draw:start-glue-point="8" draw:end-shape="id19" draw:end-glue-point="8"><text:p text:style-name="P109"><text:span text:style-name="T57"><text:s/></text:span></text:p></draw:connector><draw:connector draw:style-name="gr3" draw:text-style-name="P110" draw:type="curve" svg:x1="5.398cm" svg:y1="1.692cm" svg:x2="4.53cm" svg:y2="0.831cm" draw:start-shape="id18" draw:start-glue-point="10" draw:end-shape="id18" draw:end-glue-point="4"><text:p text:style-name="P109"><text:span text:style-name="T57"><text:s/></text:span></text:p></draw:connector><draw:frame draw:style-name="gr2" draw:text-style-name="P118" svg:width="0.638cm" svg:height="0.623cm" svg:x="4.604cm" svg:y="0.84cm"><draw:text-box><text:p text:style-name="P107"><text:span text:style-name="T63">c</text:span></text:p></draw:text-box></draw:frame><draw:connector draw:style-name="gr3" draw:text-style-name="P110" draw:type="curve" svg:x1="2.618cm" svg:y1="1.69cm" svg:x2="4.234cm" svg:y2="1.69cm" draw:start-shape="id17" draw:start-glue-point="10" draw:end-shape="id18" draw:end-glue-point="6"><text:p text:style-name="P109"><text:span text:style-name="T57"><text:s/></text:span></text:p></draw:connector><draw:frame draw:style-name="gr2" draw:text-style-name="P118" svg:width="0.664cm" svg:height="0.623cm" svg:x="2.939cm" svg:y="1.3cm"><draw:text-box><text:p text:style-name="P107"><text:span text:style-name="T63">b</text:span></text:p></draw:text-box></draw:frame><draw:connector draw:style-name="gr3" draw:text-style-name="P110" draw:type="curve" draw:line-skew="0.081cm -0.172cm" svg:x1="5.493cm" svg:y1="1.692cm" svg:x2="4.53cm" svg:y2="0.63cm" draw:start-shape="id18" draw:start-glue-point="10" draw:end-shape="id18" draw:end-glue-point="4"><text:p text:style-name="P109"><text:span text:style-name="T57"><text:s/></text:span></text:p></draw:connector><draw:frame draw:style-name="gr2" draw:text-style-name="P118" svg:width="0.664cm" svg:height="0.623cm" svg:x="5.004cm" svg:y="0.46cm"><draw:text-box><text:p text:style-name="P107"><text:span text:style-name="T63">b</text:span></text:p></draw:text-box></draw:frame><draw:connector draw:style-name="gr3" draw:text-style-name="P110" draw:type="curve" svg:x1="4.831cm" svg:y1="1.69cm" svg:x2="6.459cm" svg:y2="1.69cm" draw:start-shape="id18" draw:start-glue-point="10" draw:end-shape="id20" draw:end-glue-point="6"><text:p text:style-name="P109"><text:span text:style-name="T57"><text:s/></text:span></text:p></draw:connector><draw:frame draw:style-name="gr2" draw:text-style-name="P118" svg:width="0.664cm" svg:height="0.623cm" svg:x="5.544cm" svg:y="1.24cm"><draw:text-box><text:p text:style-name="P107"><text:span text:style-name="T63">a</text:span></text:p></draw:text-box></draw:frame><draw:frame draw:style-name="gr2" draw:text-style-name="P118" svg:width="0.664cm" svg:height="0.623cm" svg:x="5.135cm" svg:y="2.014cm"><draw:text-box><text:p text:style-name="P107"><text:span text:style-name="T63">b</text:span></text:p></draw:text-box></draw:frame><draw:connector draw:style-name="gr3" draw:text-style-name="P110" draw:type="curve" draw:line-skew="0cm 1.894cm" svg:x1="4.53cm" svg:y1="2.563cm" svg:x2="8.726cm" svg:y2="1.903cm" draw:start-shape="id18" draw:start-glue-point="8" draw:end-shape="id19" draw:end-glue-point="7"><text:p text:style-name="P109"><text:span text:style-name="T57"><text:s/></text:span></text:p></draw:connector><draw:custom-shape draw:style-name="gr9" draw:text-style-name="P117" draw:id="id19" svg:width="0.6cm" svg:height="0.6cm" svg:x="8.64cm" svg:y="1.392cm"><text:p text:style-name="P109"><text:span text:style-name="T62">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10" draw:type="curve" svg:x1="7.057cm" svg:y1="1.69cm" svg:x2="8.641cm" svg:y2="1.69cm" draw:start-shape="id20" draw:start-glue-point="10" draw:end-shape="id19" draw:end-glue-point="6"><text:p text:style-name="P109"><text:span text:style-name="T57"><text:s/></text:span></text:p></draw:connector><draw:frame draw:style-name="gr2" draw:text-style-name="P118" svg:width="0.664cm" svg:height="0.623cm" svg:x="7.285cm" svg:y="1.293cm"><draw:text-box><text:p text:style-name="P107"><text:span text:style-name="T63">b</text:span></text:p></draw:text-box></draw:frame><draw:custom-shape draw:style-name="gr9" draw:text-style-name="P117" draw:id="id20" svg:width="0.6cm" svg:height="0.6cm" svg:x="6.458cm" svg:y="1.392cm"><text:p text:style-name="P109"><text:span text:style-name="T62">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118" svg:width="0.664cm" svg:height="0.623cm" svg:x="2.974cm" svg:y="2.133cm"><draw:text-box><text:p text:style-name="P107"><text:span text:style-name="T63">b</text:span></text:p></draw:text-box></draw:frame><draw:custom-shape draw:style-name="gr9" draw:text-style-name="P117" draw:id="id18" svg:width="0.6cm" svg:height="0.593cm" svg:x="4.232cm" svg:y="1.395cm"><text:p text:style-name="P109"><text:span text:style-name="T62">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10" draw:type="curve" draw:line-skew="-0.285cm" svg:x1="2.316cm" svg:y1="1.397cm" svg:x2="6.757cm" svg:y2="0.51cm" draw:start-shape="id17" draw:start-glue-point="4" draw:end-shape="id20" draw:end-glue-point="4"><text:p text:style-name="P109"><text:span text:style-name="T57"><text:s/></text:span></text:p></draw:connector><draw:frame draw:style-name="gr2" draw:text-style-name="P118" svg:width="0.664cm" svg:height="0.623cm" svg:x="3.293cm" svg:y="0cm"><draw:text-box><text:p text:style-name="P107"><text:span text:style-name="T63">a</text:span></text:p></draw:text-box></draw:frame><draw:custom-shape draw:style-name="gr9" draw:text-style-name="P117" draw:id="id17" svg:width="0.6cm" svg:height="0.593cm" svg:x="2.018cm" svg:y="1.395cm"><text:p text:style-name="P109"><text:span text:style-name="T62">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40">Figure </text:span><text:span text:style-name="T40"><text:sequence text:ref-name="refFigure3" text:name="Figure" text:formula="ooow:Figure+1" style:num-format="1">5</text:sequence></text:span>: <text:span text:style-name="T1">e-</text:span>free NFA for <text:span text:style-name="T13">a</text:span>[<text:span text:style-name="T13">bc</text:span>]*<text:span text:style-name="T13">a</text:span>?<text:span text:style-name="T13">b</text:span>?</text:p></draw:text-box></draw:frame></text:p>
      <text:list text:style-name="Numbering_20_1" text:continue-numbering="true">
        <text:list-item>
          <text:p text:style-name="Heading_20_1">Converting to a DFA</text:p>
        </text:list-item>
      </text:list>
      <text:p text:style-name="Standard">If there are multiple arcs with the same label exiting from a state <text:span text:style-name="T13">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18"><draw:g text:anchor-type="as-char" draw:z-index="2" draw:style-name="gr1"><draw:connector draw:style-name="gr3" draw:text-style-name="P110" draw:type="curve" svg:x1="2.783cm" svg:y1="2.321cm" svg:x2="4.383cm" svg:y2="2.321cm" draw:end-shape="id7" draw:end-glue-point="6"><text:p text:style-name="P109"><text:span text:style-name="T57"><text:s/></text:span></text:p></draw:connector><draw:frame draw:style-name="gr7" draw:text-style-name="P108" svg:width="0.69cm" svg:height="0.742cm" svg:x="0.921cm" svg:y="0.062cm"><draw:text-box><text:p text:style-name="P107"><text:span text:style-name="T56">a</text:span></text:p></draw:text-box></draw:frame><draw:custom-shape draw:style-name="gr5" draw:text-style-name="P114" draw:id="id10" svg:width="0.72cm" svg:height="0.761cm" svg:x="2.013cm" svg:y="1.942cm"><text:p text:style-name="P109"><text:span text:style-name="T60">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15" svg:width="0.69cm" svg:height="0.742cm" svg:x="0.921cm" svg:y="1.743cm"><draw:text-box><text:p text:style-name="P107"><text:span text:style-name="T61">a</text:span></text:p></draw:text-box></draw:frame><draw:custom-shape draw:style-name="gr5" draw:text-style-name="P116" draw:id="id8" svg:width="0.72cm" svg:height="0.759cm" svg:x="0cm" svg:y="1.062cm"><text:p text:style-name="P109"><text:span text:style-name="T60">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358cm" svg:y1="1.063cm" svg:x2="2.014cm" svg:y2="0.52cm" draw:start-shape="id8" draw:start-glue-point="4" draw:end-shape="id9" draw:end-glue-point="6"><text:p text:style-name="P109"><text:span text:style-name="T57"><text:s/></text:span></text:p></draw:connector><draw:frame draw:style-name="gr7" draw:text-style-name="P108" svg:width="0.69cm" svg:height="0.742cm" svg:x="3.064cm" svg:y="1.863cm"><draw:text-box><text:p text:style-name="P107"><text:span text:style-name="T56">c</text:span></text:p></draw:text-box></draw:frame><draw:connector draw:style-name="gr3" draw:text-style-name="P110" draw:type="curve" svg:x1="0.358cm" svg:y1="1.82cm" svg:x2="2.014cm" svg:y2="2.323cm" draw:start-shape="id8" draw:start-glue-point="8" draw:end-shape="id10" draw:end-glue-point="6"><text:p text:style-name="P109"><text:span text:style-name="T57"><text:s/></text:span></text:p></draw:connector><draw:custom-shape draw:style-name="gr5" draw:text-style-name="P114" draw:id="id9" svg:width="0.72cm" svg:height="0.759cm" svg:x="2.013cm" svg:y="0.143cm"><text:p text:style-name="P109"><text:span text:style-name="T60">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1" svg:width="0.72cm" svg:height="0.759cm" svg:x="4.382cm" svg:y="0.143cm"><text:p text:style-name="P109"><text:span text:style-name="T60">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7" svg:width="0.72cm" svg:height="0.761cm" svg:x="4.382cm" svg:y="1.942cm"><text:p text:style-name="P109"><text:span text:style-name="T60">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732cm" svg:y1="0.52cm" svg:x2="4.383cm" svg:y2="0.52cm" draw:start-shape="id9" draw:start-glue-point="10" draw:end-shape="id11" draw:end-glue-point="6"><text:p/></draw:connector><draw:frame draw:style-name="gr7" draw:text-style-name="P108" svg:width="0.717cm" svg:height="0.742cm" svg:x="2.967cm" svg:y="0cm"><draw:text-box><text:p text:style-name="P107"><text:span text:style-name="T56">b</text:span></text:p></draw:text-box></draw:frame></draw:g> <text:s text:c="5"/><text:span text:style-name="T7"></text:span> <text:s text:c="4"/><text:span text:style-name="T40"><draw:g text:anchor-type="as-char" draw:z-index="3" draw:style-name="gr1"><draw:connector draw:style-name="gr3" draw:text-style-name="P110" draw:type="curve" svg:x1="2.415cm" svg:y1="1.96cm" svg:x2="4.253cm" svg:y2="2.549cm" draw:start-shape="id12" draw:start-glue-point="8" draw:end-shape="id13" draw:end-glue-point="6"><text:p text:style-name="P109"><text:span text:style-name="T57"><text:s/></text:span></text:p></draw:connector><draw:frame draw:style-name="gr7" draw:text-style-name="P108" svg:width="0.69cm" svg:height="0.742cm" svg:x="0.908cm" svg:y="0.96cm"><draw:text-box><text:p text:style-name="P107"><text:span text:style-name="T56">a</text:span></text:p></draw:text-box></draw:frame><draw:custom-shape draw:style-name="gr5" draw:text-style-name="P116" draw:id="id14" svg:width="0.72cm" svg:height="0.761cm" svg:x="0cm" svg:y="1.199cm"><text:p text:style-name="P109"><text:span text:style-name="T60">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72cm" svg:y1="1.579cm" svg:x2="2.059cm" svg:y2="1.579cm" draw:start-shape="id14" draw:start-glue-point="10" draw:end-shape="id12" draw:end-glue-point="6"><text:p text:style-name="P109"><text:span text:style-name="T57"><text:s/></text:span></text:p></draw:connector><draw:frame draw:style-name="gr7" draw:text-style-name="P108" svg:width="0.69cm" svg:height="0.742cm" svg:x="3.189cm" svg:y="2.14cm"><draw:text-box><text:p text:style-name="P107"><text:span text:style-name="T56">c</text:span></text:p></draw:text-box></draw:frame><draw:custom-shape draw:style-name="gr5" draw:text-style-name="P114" draw:id="id12" svg:width="0.72cm" svg:height="0.761cm" svg:x="2.057cm" svg:y="1.199cm"><text:p text:style-name="P109"><text:span text:style-name="T60">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5" svg:width="0.72cm" svg:height="0.761cm" svg:x="4.251cm" svg:y="0.275cm"><text:p text:style-name="P109"><text:span text:style-name="T60">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3" svg:width="0.72cm" svg:height="0.761cm" svg:x="4.251cm" svg:y="2.168cm"><text:p text:style-name="P109"><text:span text:style-name="T60">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415cm" svg:y1="1.201cm" svg:x2="4.253cm" svg:y2="0.654cm" draw:start-shape="id12" draw:start-glue-point="4" draw:end-shape="id15" draw:end-glue-point="6"><text:p/></draw:connector><draw:frame draw:style-name="gr7" draw:text-style-name="P108" svg:width="0.717cm" svg:height="0.742cm" svg:x="3.133cm" svg:y="0cm"><draw:text-box><text:p text:style-name="P107"><text:span text:style-name="T56">b</text:span></text:p></draw:text-box></draw:frame></draw:g></text:span></text:p>
      <text:p text:style-name="P19"><text:span text:style-name="T40">Figure </text:span><text:span text:style-name="T40"><text:sequence text:ref-name="refFigure4" text:name="Figure" text:formula="ooow:Figure+1" style:num-format="1">6</text:sequence></text:span>: Removing non determinism</text:p>
      <text:p text:style-name="Standard">After having merged all arcs in <text:span text:style-name="T13">x</text:span> we will recursively proceed to each destination state.</text:p>
      <text:p text:style-name="Standard"/>
      <text:p text:style-name="Standard">Note that some state may become unreachable as it is the case for the state <text:span text:style-name="T16">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44">Convert NFA to DFA</text:p>
      <text:p text:style-name="P87"><text:span text:style-name="T40"><text:tab/></text:span><text:span text:style-name="T15">pushonce</text:span><text:span text:style-name="T31">( </text:span><text:span text:style-name="T15">stack</text:span><text:span text:style-name="T31">, 1)</text:span></text:p>
      <text:p text:style-name="P35"><text:span text:style-name="T40"><text:tab/>while not </text:span><text:span text:style-name="T15">isempty</text:span><text:span text:style-name="T31">(</text:span><text:span text:style-name="T15"> stack </text:span><text:span text:style-name="T31">)</text:span><text:span text:style-name="T40"> do</text:span></text:p>
      <text:p text:style-name="P36"><text:tab/><text:tab/><text:span text:style-name="T15">state</text:span><text:span text:style-name="T41"> = </text:span><text:span text:style-name="T15">pop</text:span><text:span text:style-name="T41">( </text:span><text:span text:style-name="T15">stack </text:span><text:span text:style-name="T41">)</text:span></text:p>
      <text:p text:style-name="P35"><text:tab/><text:tab/><text:span text:style-name="T40">foreach</text:span> <text:span text:style-name="T13">l </text:span><text:span text:style-name="T3"> </text:span><text:span text:style-name="T7"></text:span><text:span text:style-name="T18">(</text:span><text:span text:style-name="T22">state</text:span><text:span text:style-name="T18">) </text:span><text:span text:style-name="T40">do</text:span></text:p>
      <text:p text:style-name="P35"><text:tab/><text:tab/><text:tab/><text:span text:style-name="T40">if</text:span> <text:span text:style-name="T41"><text:s/>|</text:span><text:span text:style-name="T4"></text:span><text:span text:style-name="T41">(</text:span><text:span text:style-name="T15">state</text:span><text:span text:style-name="T41">, </text:span><text:span text:style-name="T15">l</text:span><text:span text:style-name="T41">)| &gt; 1</text:span> <text:s/><text:span text:style-name="T40">then</text:span> </text:p>
      <text:p text:style-name="P37"><text:tab/><text:tab/><text:tab/><text:tab/><text:span text:style-name="T13">newstate</text:span> = <text:span text:style-name="T13">merge</text:span>( <text:span text:style-name="T3"></text:span>(<text:span text:style-name="T13">state</text:span>, <text:span text:style-name="T13">l</text:span>) )</text:p>
      <text:p text:style-name="P37"><text:tab/><text:tab/><text:tab/><text:tab/><text:span text:style-name="T13">createarc</text:span>( <text:span text:style-name="T22">state, newstate, l</text:span><text:span text:style-name="T7"> </text:span>)</text:p>
      <text:p text:style-name="P33"><text:tab/><text:tab/><text:tab/><text:tab/><text:span text:style-name="T40">foreach</text:span> <text:span text:style-name="T13">y</text:span> <text:span text:style-name="T3"> </text:span><text:span text:style-name="T7"></text:span><text:span text:style-name="T29">(</text:span><text:span text:style-name="T13">state, l</text:span><text:span text:style-name="T29">) </text:span><text:span text:style-name="T40">do</text:span></text:p>
      <text:p text:style-name="P37"><text:tab/><text:tab/><text:tab/><text:tab/><text:tab/><text:span text:style-name="T40">foreach </text:span><text:s/><text:span text:style-name="T13">arc</text:span> <text:span text:style-name="T7"> </text:span><text:span text:style-name="T6">E</text:span><text:span text:style-name="T22">(y) </text:span><text:span text:style-name="T40">do</text:span></text:p>
      <text:p text:style-name="P26"><text:tab/><text:tab/><text:tab/><text:tab/><text:tab/><text:tab/><text:span text:style-name="T13">createarc</text:span>( <text:span text:style-name="T13">newstate</text:span>, <text:s/><text:span text:style-name="T13">to</text:span>(<text:span text:style-name="T13">arc</text:span>), <text:span text:style-name="T13">label(arc) </text:span>) <text:s/>// copy arcs</text:p>
      <text:p text:style-name="P23"><text:tab/><text:tab/><text:tab/><text:tab/><text:tab/><text:span text:style-name="T40">end</text:span></text:p>
      <text:p text:style-name="P37"><text:tab/><text:tab/><text:tab/><text:tab/><text:tab/><text:span text:style-name="T13">deletearc</text:span>( <text:span text:style-name="T7"></text:span><text:span text:style-name="T22">state, y, l</text:span><text:span text:style-name="T7"> </text:span>) <text:s/></text:p>
      <text:p text:style-name="P37"><text:tab/><text:tab/><text:tab/><text:tab/><text:span text:style-name="T40">end</text:span></text:p>
      <text:p text:style-name="P37"><text:tab/><text:tab/><text:tab/><text:tab/><text:span text:style-name="T13">pushonce</text:span> (<text:span text:style-name="T13">stack</text:span>, <text:span text:style-name="T13">newstate </text:span>) </text:p>
      <text:p text:style-name="P33"><text:tab/><text:tab/><text:tab/><text:span text:style-name="T40">else</text:span> </text:p>
      <text:p text:style-name="P37"><text:tab/><text:tab/><text:tab/><text:tab/><text:span text:style-name="T13">pushonce</text:span> (<text:span text:style-name="T13">stack</text:span>, <text:span text:style-name="T13">to</text:span>(<text:span text:style-name="T3"></text:span>(<text:span text:style-name="T13">state</text:span>, <text:span text:style-name="T13">l</text:span>))<text:span text:style-name="T13"> </text:span>) </text:p>
      <text:p text:style-name="P34"><text:tab/><text:tab/><text:tab/><text:span text:style-name="T40">end</text:span></text:p>
      <text:p text:style-name="P34"><text:tab/><text:tab/><text:span text:style-name="T40">end</text:span></text:p>
      <text:p text:style-name="P35"><text:tab/><text:span text:style-name="T40">end</text:span></text:p>
      <text:p text:style-name="P27"/>
      <text:p text:style-name="P27">Note that the DFA obtained has none of the properties the original NFA had.</text:p>
      <text:p text:style-name="P27"/>
      <text:p text:style-name="P59"><text:span text:style-name="T40">Proposition 2.</text:span><text:span text:style-name="T31"> The DFA obtained through the application of algorithm 2 recognize the same language than the original NFA</text:span></text:p>
      <text:p text:style-name="P62"><text:span text:style-name="T40">Proof.</text:span><text:span text:style-name="T31"> </text:span><text:span text:style-name="T15">&lt;TO BE WRITTEN&gt;</text:span></text:p>
      <text:p text:style-name="P39">Figure 6 on next page shows the application of the algorithm above to the NFA in figure 4</text:p>
      <text:p text:style-name="P20"><draw:frame draw:style-name="fr2" draw:name="graphics2" text:anchor-type="paragraph" svg:width="9.511cm" svg:height="21.036cm" draw:z-index="4"><draw:image xlink:href="Pictures/200008D1000025270000522C5FD20D9B.svm" xlink:type="simple" xlink:show="embed" xlink:actuate="onLoad"/></draw:frame><text:span text:style-name="T40">Figure </text:span><text:span text:style-name="T40"><text:sequence text:ref-name="refFigure5" text:name="Figure" text:formula="ooow:Figure+1" style:num-format="1">7</text:sequence></text:span>: Removing non determinism from <text:s/><text:span text:style-name="T13">a</text:span>[<text:span text:style-name="T13">bc</text:span>]*<text:span text:style-name="T13">a</text:span>?<text:span text:style-name="T13">b</text:span>?</text:p>
      <text:p text:style-name="Heading_20_2">Matching multiple expressions </text:p>
      <text:p text:style-name="P10">Let us consider the problem of matching more than one expression at once. Given a list of expressions [<text:span text:style-name="T13">e</text:span><text:span text:style-name="T42">1</text:span>, <text:span text:style-name="T13">e</text:span><text:span text:style-name="T43">2</text:span>, ..., <text:span text:style-name="T13">e</text:span><text:span text:style-name="T43">m</text:span>] we first transform each expression to an <text:span text:style-name="T8">e</text:span><text:span text:style-name="T9">-</text:span><text:span text:style-name="T44">free NFA and then join them merging their first states as shown in the figure:</text:span></text:p>
      <text:p text:style-name="P11"/>
      <text:p text:style-name="P20"><draw:frame draw:style-name="fr2" draw:name="graphics3" text:anchor-type="paragraph" svg:width="9.142cm" svg:height="13.878cm" draw:z-index="6"><draw:image xlink:href="Pictures/20000537000023B7000036376BEAFE43.svm" xlink:type="simple" xlink:show="embed" xlink:actuate="onLoad"/></draw:frame><text:span text:style-name="T40">Figure </text:span><text:span text:style-name="T40"><text:sequence text:ref-name="refFigure6" text:name="Figure" text:formula="ooow:Figure+1" style:num-format="1">8</text:sequence></text:span>: Match two expressions at once</text:p>
      <text:p text:style-name="P11">The final state of each expression is tagged with the number the expression is indexed with. In this way we'll be able to identify which expression we matched.</text:p>
      <text:p text:style-name="P11">There might be cases when a string matches more that one expression in the list. To resolve the ambiguity, we choose the expression with the lowest index (i.e. the one that is specified first in the list).</text:p>
      <text:p text:style-name="P11">For example in the figure 6 above, the string “<text:span text:style-name="T13">abc</text:span>” will match “<text:span text:style-name="T13">abc</text:span>” and not “<text:span text:style-name="T13">a[bd]c</text:span>”.</text:p>
      <text:p text:style-name="P11"/>
      <text:p text:style-name="P15">Sub-patterns Captures </text:p>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5">Since there could be more than one capture in the pattern we will use <text:s/>“(<text:span text:style-name="T42"> </text:span><text:span text:style-name="T46">n</text:span>” and “)<text:span text:style-name="T42"> </text:span><text:span text:style-name="T46">n</text:span>” for, respectively, the beginning and the end of capture <text:span text:style-name="T13">n.</text:span></text:p>
      <text:p text:style-name="P8"/>
      <text:p text:style-name="P5">Tags are introduced as empty transitions and are propagated to states and other transitions during the <text:span text:style-name="T1">e</text:span>-transitions elimination phase.</text:p>
      <text:p text:style-name="P8"/>
      <text:p text:style-name="P9"><draw:frame draw:style-name="fr3" draw:name="graphics1" text:anchor-type="paragraph" svg:width="8.447cm" svg:height="5.779cm" draw:z-index="8"><draw:image xlink:href="Pictures/2000028A000020FF0000169228A4DCF7.svm" xlink:type="simple" xlink:show="embed" xlink:actuate="onLoad"/></draw:frame><text:span text:style-name="T40">Figure </text:span><text:span text:style-name="T40"><text:sequence text:ref-name="refFigure7" text:name="Figure" text:formula="ooow:Figure+1" style:num-format="1">9</text:sequence></text:span>: Tagged NFA and DFA for <text:s/><text:span text:style-name="T13">a(b*).</text:span></text:p>
      <text:p text:style-name="Standard"/>
      <text:p text:style-name="P5"/>
      <text:p text:style-name="P45">Eliminate <text:span text:style-name="T1">e</text:span>-transitions (tagged version):</text:p>
      <text:p text:style-name="P88"><text:span text:style-name="T40"><text:tab/>for</text:span> <text:span text:style-name="T13">j</text:span> = <text:span text:style-name="T13">n</text:span> <text:span text:style-name="T40">to</text:span> 1 <text:span text:style-name="T40">step</text:span> -1 <text:span text:style-name="T40">do</text:span></text:p>
      <text:p text:style-name="P38"><text:tab/><text:tab/><text:span text:style-name="T40">if</text:span> <text:span text:style-name="T7">  </text:span><text:span text:style-name="T22">j, j+1, </text:span><text:span text:style-name="T6">e</text:span><text:span text:style-name="T22">, t</text:span><text:span text:style-name="T7">  </text:span><text:span text:style-name="T6">E </text:span><text:span text:style-name="T7"><text:s/></text:span><text:span text:style-name="T27">then</text:span></text:p>
      <text:p text:style-name="P38"><text:tab/><text:tab/><text:tab/><text:span text:style-name="T40">foreach </text:span><text:s/><text:span text:style-name="T13">arc</text:span> <text:span text:style-name="T7"> </text:span><text:span text:style-name="T6">E</text:span><text:span text:style-name="T7">(</text:span><text:span text:style-name="T6"> </text:span><text:span text:style-name="T22">j+1) </text:span><text:span text:style-name="T40">do</text:span></text:p>
      <text:p text:style-name="P38"><text:tab/><text:tab/><text:tab/><text:tab/><text:span text:style-name="T13">create</text:span>( <text:span text:style-name="T13">j</text:span>, <text:span text:style-name="T13">to</text:span>(<text:span text:style-name="T13">arc</text:span>), <text:span text:style-name="T13">label(arc), tags(arc) </text:span><text:span text:style-name="T3"></text:span><text:span text:style-name="T29"> </text:span><text:span text:style-name="T13">t</text:span><text:span text:style-name="T13"> </text:span>) <text:s/>// copy arcs</text:p>
      <text:p text:style-name="P38"><text:tab/><text:tab/><text:tab/><text:span text:style-name="T40">end</text:span></text:p>
      <text:p text:style-name="P23"><text:tab/><text:tab/><text:tab/><text:span text:style-name="T13">addtags</text:span>(<text:span text:style-name="T13">j,t</text:span>)</text:p>
      <text:p text:style-name="P38"><text:tab/><text:tab/><text:tab/><text:span text:style-name="T40">if</text:span> <text:s/><text:span text:style-name="T13">isfinal</text:span>( <text:span text:style-name="T13">j </text:span><text:span text:style-name="T29">+1</text:span><text:span text:style-name="T13"> </text:span>) <text:s/><text:span text:style-name="T40">then</text:span> </text:p>
      <text:p text:style-name="P23"><text:tab/><text:tab/><text:tab/><text:tab/><text:span text:style-name="T13">setasfinal</text:span>( <text:span text:style-name="T13">j</text:span> )</text:p>
      <text:p text:style-name="P38"><text:tab/><text:tab/><text:tab/><text:span text:style-name="T40">end</text:span></text:p>
      <text:p text:style-name="P38"><text:tab/><text:tab/><text:tab/><text:span text:style-name="T13">delete</text:span>( <text:span text:style-name="T7"></text:span><text:span text:style-name="T22">j,j+1,</text:span><text:span text:style-name="T6">e</text:span><text:span text:style-name="T6"> </text:span>)</text:p>
      <text:p text:style-name="P38"><text:tab/><text:tab/><text:span text:style-name="T40">end</text:span></text:p>
      <text:p text:style-name="P38"><text:span text:style-name="T31"><text:tab/></text:span><text:span text:style-name="T32">end</text:span></text:p>
      <text:p text:style-name="P25"/>
      <text:p text:style-name="Text_20_body">Note that while the first NFA has a larger number of states, the the number of the <text:span text:style-name="T8">e</text:span><text:span text:style-name="T9">-</text:span><text:span text:style-name="T44">free NFA has exactly </text:span><text:span text:style-name="T45">n</text:span><text:span text:style-name="T44">+1 states.</text:span></text:p>
      <text:p text:style-name="Text_20_body">The conversion to a DFA proceeds as for the untagged automata except that tags are merged by the <text:span text:style-name="T13">merge</text:span>() function and in the arcs copy step.</text:p>
      <text:p text:style-name="Heading_20_2"/>
      <text:list text:style-name="Numbering_20_1" text:continue-numbering="true">
        <text:list-item>
          <text:p text:style-name="P52">Bibliography</text:p>
        </text:list-item>
      </text:list>
      <text:p text:style-name="P40">[1]<text:tab/>Ville Laurikari, <text:span text:style-name="T13">Efficient submatch addressing for regular expressions, </text:span><text:span text:style-name="T48">http://www.laurikari.net </text:span></text:p>
      <text:p text:style-name="P40">[2]<text:tab/><text:span text:style-name="T48"> </text:span></text:p>
      <text:p text:style-name="P41"/>
      <text:p text:style-name="P16">We'll deal with different types of tags, the first one we'll analyse is the capture<text:span text:style-name="T29">:</text:span> g<text:span text:style-name="T29">iven </text:span>the expression a(b+)c<text:span text:style-name="T29">, upon successful match, we want to “capture” the sequence of </text:span>b<text:span text:style-name="T29"> for further processing.</text:span></text:p>
      <text:p text:style-name="P6"/>
      <text:list text:style-name="L2">
        <text:list-item>
          <text:p text:style-name="P46">\:<text:tab/>right context</text:p>
        </text:list-item>
        <text:list-item>
          <text:p text:style-name="P46">^<text:tab/>beginning of the line</text:p>
        </text:list-item>
        <text:list-item>
          <text:p text:style-name="P46">$<text:tab/>end of the line</text:p>
        </text:list-item>
        <text:list-item>
          <text:p text:style-name="P46">\&lt;<text:tab/>beginning of word</text:p>
        </text:list-item>
        <text:list-item>
          <text:p text:style-name="P46">\&gt;<text:tab/>end of word</text:p>
        </text:list-item>
      </text:list>
      <text:p text:style-name="P6"/>
      <text:p text:style-name="P6">they will be introduced in the NFA as tagged e-transition and will propagate to other transition or to states during the phases of e-transition elimination and conversion to DFA</text:p>
      <text:p text:style-name="P6"/>
      <text:p text:style-name="P6">Next figure shows the basic case:</text:p>
      <text:p text:style-name="P6"/>
      <text:p text:style-name="P7"/>
      <text:p text:style-name="P6"/>
      <text:p text:style-name="P6"/>
      <text:p text:style-name="P6">In the second NFA the nodes haven't been renumbered. </text:p>
      <text:p text:style-name="P6"/>
      <text:p text:style-name="P6">Things get complicated when capture tags are nested or they appear at the end of the expression:</text:p>
      <text:p text:style-name="P6"/>
      <text:p text:style-name="P6"/>
      <text:p text:style-name="P7"/>
      <text:p text:style-name="P6"/>
      <text:list text:style-name="Numbering_20_1" text:continue-numbering="true">
        <text:list-item>
          <text:p text:style-name="Heading_20_1">A reverse NFA building algorithm</text:p>
        </text:list-item>
      </text:list>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3">q1</text:span> is the final state (or, better, the last of final states) and <text:span text:style-name="T13">n+1</text:span> is the he initial state.</text:p>
      <text:p text:style-name="Standard"/>
      <text:p text:style-name="Standard"/>
      <text:p text:style-name="P2">Build NFA:</text:p>
      <text:p text:style-name="P86"><text:tab/><text:span text:style-name="T13">state</text:span> = 1</text:p>
      <text:p text:style-name="P86"><text:tab/><text:span text:style-name="T13">setasfinal</text:span>( <text:span text:style-name="T13">state</text:span> )</text:p>
      <text:p text:style-name="P23"><text:tab/><text:span text:style-name="T13">t</text:span> = <text:span text:style-name="T13">lasttoken</text:span>( )</text:p>
      <text:p text:style-name="P23"><text:tab/><text:span text:style-name="T40">while </text:span><text:s/><text:span text:style-name="T13">t</text:span> <text:s/><text:span text:style-name="T7"></text:span> <text:s/><text:span text:style-name="T49">“”</text:span> <text:span text:style-name="T40">do</text:span></text:p>
      <text:p text:style-name="P28"><text:tab/><text:tab/><text:span text:style-name="T15">create</text:span><text:span text:style-name="T41">( </text:span><text:span text:style-name="T15">state+1</text:span><text:span text:style-name="T41">, </text:span><text:span text:style-name="T15">state</text:span><text:span text:style-name="T41">, </text:span><text:span text:style-name="T15">label(t) </text:span><text:span text:style-name="T41">) </text:span></text:p>
      <text:p text:style-name="P28"><text:tab/><text:tab/>if<text:span text:style-name="T41"> <text:s/></text:span><text:span text:style-name="T15">is_star</text:span><text:span text:style-name="T41">(</text:span><text:span text:style-name="T15">t</text:span><text:span text:style-name="T41">) <text:s/></text:span><text:span text:style-name="T4"> </text:span><text:span text:style-name="T23">is_plus</text:span><text:span text:style-name="T19">(</text:span><text:span text:style-name="T23">t</text:span><text:span text:style-name="T19">) </text:span>then</text:p>
      <text:p text:style-name="P28"><text:tab/><text:tab/><text:tab/><text:span text:style-name="T15">create</text:span><text:span text:style-name="T41">( </text:span><text:span text:style-name="T15">state</text:span><text:span text:style-name="T41">, </text:span><text:span text:style-name="T15">state</text:span><text:span text:style-name="T41">, </text:span><text:span text:style-name="T15">label(t) </text:span><text:span text:style-name="T41">) </text:span></text:p>
      <text:p text:style-name="P27"><text:tab/><text:tab/><text:span text:style-name="T40">end</text:span></text:p>
      <text:p text:style-name="P27"><text:tab/><text:tab/><text:span text:style-name="T40">if</text:span> <text:s/><text:span text:style-name="T13">is_star</text:span>(<text:span text:style-name="T13">t</text:span>) <text:s/><text:span text:style-name="T3"> </text:span><text:span text:style-name="T22">is_question</text:span><text:span text:style-name="T18">(</text:span><text:span text:style-name="T22">t</text:span><text:span text:style-name="T18">) </text:span><text:s/><text:span text:style-name="T40">then</text:span></text:p>
      <text:p text:style-name="P23"><text:tab/><text:tab/><text:tab/><text:span text:style-name="T40">foreach </text:span><text:s/><text:span text:style-name="T13">t</text:span> <text:span text:style-name="T7"> </text:span><text:span text:style-name="T6">E </text:span><text:span text:style-name="T23">(state</text:span><text:span text:style-name="T22">) </text:span><text:span text:style-name="T40">do</text:span></text:p>
      <text:p text:style-name="P23"><text:tab/><text:tab/><text:tab/><text:tab/><text:span text:style-name="T13">create</text:span>( <text:span text:style-name="T15"><text:s/>state+1</text:span>, <text:span text:style-name="T13">to</text:span>(<text:span text:style-name="T13">t</text:span>), <text:span text:style-name="T13">label(t) </text:span>) <text:s/>// copy arcs</text:p>
      <text:p text:style-name="P23"><text:tab/><text:tab/><text:tab/><text:span text:style-name="T40">end</text:span></text:p>
      <text:p text:style-name="P23"><text:tab/><text:tab/><text:tab/><text:span text:style-name="T40">if</text:span> <text:s/><text:span text:style-name="T13">isfinal</text:span>( <text:span text:style-name="T15">state</text:span><text:span text:style-name="T13"> </text:span>) <text:s/><text:span text:style-name="T40">then</text:span> </text:p>
      <text:p text:style-name="P23"><text:tab/><text:tab/><text:tab/><text:tab/><text:span text:style-name="T13">setasfinal</text:span>( <text:s/><text:span text:style-name="T15">state+1</text:span> )</text:p>
      <text:p text:style-name="P23"><text:tab/><text:tab/><text:tab/><text:span text:style-name="T40">end</text:span></text:p>
      <text:p text:style-name="P27"><text:tab/><text:tab/><text:span text:style-name="T40">end</text:span></text:p>
      <text:p text:style-name="P23"><text:tab/><text:tab/><text:span text:style-name="T13">t</text:span> = <text:span text:style-name="T13">prevtoken</text:span>( )</text:p>
      <text:p text:style-name="P23"><text:tab/><text:tab/><text:span text:style-name="T13">state</text:span> = <text:span text:style-name="T13">state + 1</text:span></text:p>
      <text:p text:style-name="P23"><text:tab/><text:span text:style-name="T40">end</text:span></text:p>
      <text:p text:style-name="P2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text:number-lines="true" text:line-number="0"/>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start-value="2" text:display-levels="2">
        <style:list-level-properties text:space-before="1.134cm" text:min-label-width="0.499cm"/>
      </text:list-level-style-number>
      <text:list-level-style-number text:level="3" text:style-name="Numbering_20_Symbols" style:num-prefix=" " style:num-suffix=" " style:num-format="1" text:start-value="3" text:display-levels="3">
        <style:list-level-properties text:space-before="1.633cm" text:min-label-width="1cm"/>
      </text:list-level-style-number>
      <text:list-level-style-number text:level="4" text:style-name="Numbering_20_Symbols" style:num-prefix=" " style:num-suffix=" " style:num-format="1" text:start-value="4" text:display-levels="4">
        <style:list-level-properties text:space-before="2.633cm" text:min-label-width="1.251cm"/>
      </text:list-level-style-number>
      <text:list-level-style-number text:level="5" text:style-name="Numbering_20_Symbols" style:num-prefix=" " style:num-suffix=" " style:num-format="1" text:start-value="5" text:display-levels="5">
        <style:list-level-properties text:space-before="3.884cm" text:min-label-width="1.499cm"/>
      </text:list-level-style-number>
      <text:list-level-style-number text:level="6" text:style-name="Numbering_20_Symbols" style:num-prefix=" " style:num-suffix=" " style:num-format="1" text:start-value="6" text:display-levels="6">
        <style:list-level-properties text:space-before="5.383cm" text:min-label-width="1.801cm"/>
      </text:list-level-style-number>
      <text:list-level-style-number text:level="7" text:style-name="Numbering_20_Symbols" style:num-prefix=" " style:num-suffix=" " style:num-format="1" text:start-value="7" text:display-levels="7">
        <style:list-level-properties text:space-before="7.184cm" text:min-label-width="2.3cm"/>
      </text:list-level-style-number>
      <text:list-level-style-number text:level="8" text:style-name="Numbering_20_Symbols" style:num-prefix=" " style:num-suffix=" " style:num-format="1" text:start-value="8" text:display-levels="8">
        <style:list-level-properties text:space-before="9.484cm" text:min-label-width="2.6cm"/>
      </text:list-level-style-number>
      <text:list-level-style-number text:level="9" text:style-name="Numbering_20_Symbols" style:num-prefix=" " style:num-suffix=" " style:num-format="1" text:start-value="9" text:display-levels="9">
        <style:list-level-properties text:space-before="12.084cm" text:min-label-width="2.801cm"/>
      </text:list-level-style-number>
      <text:list-level-style-number text:level="10" text:style-name="Numbering_20_Symbols" style:num-prefix=" " style:num-suffix=" " style:num-format="1" text:start-value="10" text:display-levels="10">
        <style:list-level-properties text:space-before="14.88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fo:padding="0cm" fo:border-left="none" fo:border-right="none" fo:border-top="0.002cm solid #000000" fo:border-bottom="none" style:shadow="none"/>
      <style:text-properties fo:font-size="8pt" style:font-size-asian="8pt" style:font-size-complex="8pt"/>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YRX – Regular expressions<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emo Dentato</meta:initial-creator>
    <meta:creation-date>2006-05-05T12:36:46</meta:creation-date>
    <dc:creator>Remo Dentato</dc:creator>
    <dc:date>2007-09-04T17:10:45</dc:date>
    <meta:printed-by>Remo Dentato</meta:printed-by>
    <meta:print-date>2006-06-25T15:49:59</meta:print-date>
    <dc:language>en-GB</dc:language>
    <meta:editing-cycles>113</meta:editing-cycles>
    <meta:editing-duration>P3DT23H48M26S</meta:editing-duration>
    <meta:user-defined meta:name="Info 1"/>
    <meta:user-defined meta:name="Info 2"/>
    <meta:user-defined meta:name="Info 3"/>
    <meta:user-defined meta:name="Info 4"/>
    <meta:document-statistic meta:table-count="0" meta:image-count="5" meta:object-count="0" meta:page-count="18" meta:paragraph-count="201" meta:word-count="2075" meta:character-count="12096"/>
  </office:meta>
</office:document-meta>
</file>